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Object 0-0/content.xml"/>
  <manifest:file-entry manifest:media-type="text/xml" manifest:full-path="Object 0-0/styles.xml"/>
  <manifest:file-entry manifest:media-type="text/xml" manifest:full-path="Object 0-0/meta.xml"/>
  <manifest:file-entry manifest:media-type="application/vnd.oasis.opendocument.chart" manifest:full-path="Object 0-0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8229166666666665in"/>
    </style:style>
    <style:style style:name="co3" style:family="table-column">
      <style:table-column-properties fo:break-before="auto" style:column-width="1.0104166666666667in"/>
    </style:style>
    <style:style style:name="co4" style:family="table-column">
      <style:table-column-properties fo:break-before="auto" style:column-width="0.8958333333333334in"/>
    </style:style>
    <style:style style:name="co5" style:family="table-column">
      <style:table-column-properties fo:break-before="auto" style:column-width="1.65625in"/>
    </style:style>
    <style:style style:name="co6" style:family="table-column">
      <style:table-column-properties fo:break-before="auto" style:column-width="0.9062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9270833333333335in"/>
    </style:style>
    <style:style style:name="co9" style:family="table-column">
      <style:table-column-properties fo:break-before="auto" style:column-width="1.2604166666666667in"/>
    </style:style>
    <style:style style:name="co10" style:family="table-column">
      <style:table-column-properties fo:break-before="auto" style:column-width="1.9583333333333333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3.4062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3.6041666666666665in"/>
    </style:style>
    <style:style style:name="co16" style:family="table-column">
      <style:table-column-properties fo:break-before="auto" style:column-width="2.1145833333333335in"/>
    </style:style>
    <style:style style:name="co17" style:family="table-column">
      <style:table-column-properties fo:break-before="auto" style:column-width="2.906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1875in" fo:break-before="auto" style:use-optimal-row-height="false"/>
    </style:style>
    <style:style style:name="ro4" style:family="table-row">
      <style:table-row-properties style:row-height="0.17708333333333334in" fo:break-before="auto" style:use-optimal-row-height="false"/>
    </style:style>
    <style:style style:name="ro5" style:family="table-row">
      <style:table-row-properties style:row-height="0.22916666666666666in" fo:break-before="auto" style:use-optimal-row-height="false"/>
    </style:style>
    <style:style style:name="ro6" style:family="table-row">
      <style:table-row-properties style:row-height="0.3645833333333333in" fo:break-before="auto" style:use-optimal-row-height="false"/>
    </style:style>
    <style:style style:name="ro7" style:family="table-row">
      <style:table-row-properties style:row-height="0.17708333333333334in" fo:break-before="auto" style:use-optimal-row-height="fals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0.17708333333333334in" fo:break-before="auto" style:use-optimal-row-height="false"/>
    </style:style>
    <style:style style:name="ta1" style:family="table" style:master-page-name="PageStyle_5f_Prosposed Items">
      <style:table-properties table:display="true" style:writing-mode="lr-tb"/>
    </style:style>
    <style:style style:name="ta2" style:family="table" style:master-page-name="PageStyle_5f_Ordered Items">
      <style:table-properties table:display="true" style:writing-mode="lr-tb"/>
    </style:style>
    <style:style style:name="ta3" style:family="table" style:master-page-name="PageStyle_5f_The Special Case of the Kitchen">
      <style:table-properties table:display="true" style:writing-mode="lr-tb"/>
    </style:style>
    <style:style style:name="ta4" style:family="table" style:master-page-name="PageStyle_5f_Tracking Ben's Expenses">
      <style:table-properties table:display="true" style:writing-mode="lr-tb"/>
    </style:style>
    <style:style style:name="ta5" style:family="table" style:master-page-name="PageStyle_5f_Summary of First Paymen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10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25" style:family="table-cell" style:parent-style-name="Default" style:data-style-name="N1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 style:data-style-name="N164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style:vertical-align="middle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 style:data-style-name="N10">
      <style:table-cell-properties style:vertical-align="middle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style:vertical-align="middle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wrap-option="wrap" style:vertical-align="bottom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10">
      <style:table-cell-properties fo:wrap-option="wrap" style:vertical-align="bottom" fo:background-color="#CFE2F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middle" fo:background-color="#CCCCCC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wrap-option="wrap" style:vertical-align="middle" fo:background-color="#CCCCCC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>
      <style:table-cell-properties style:vertical-align="middle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4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43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6" style:family="table-cell" style:parent-style-name="Default">
      <style:table-cell-properties fo:wrap-option="wrap" style:vertical-align="bottom" fo:background-color="#0000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47" style:family="table-cell" style:parent-style-name="Default" style:data-style-name="N10">
      <style:table-cell-properties fo:wrap-option="wrap" style:vertical-align="bottom" fo:background-color="#0000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>
      <style:table-cell-properties fo:wrap-option="wrap" style:vertical-align="bottom" fo:background-color="#0000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>
      <style:table-cell-properties fo:wrap-option="wrap" style:vertical-align="bottom" fo:background-color="#00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 style:data-style-name="N10">
      <style:table-cell-properties fo:wrap-option="wrap"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55" style:family="table-cell" style:parent-style-name="Default">
      <style:table-cell-properties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 style:data-style-name="N164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 style:data-style-name="N164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 style:data-style-name="N10">
      <style:table-cell-properties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9" style:family="table-cell" style:parent-style-name="Default">
      <style:table-cell-properties fo:wrap-option="wrap" style:vertical-align="bottom" fo:background-color="#D9D9D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0" style:family="table-cell" style:parent-style-name="Default">
      <style:table-cell-properties fo:wrap-option="wrap" style:vertical-align="bottom" fo:background-color="#D9D9D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1" style:family="table-cell" style:parent-style-name="Default">
      <style:table-cell-properties fo:wrap-option="wrap" style:vertical-align="bottom" fo:background-color="#CCCCCC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2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S1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</office:automatic-styles>
  <office:body>
    <office:spreadsheet>
      <table:table table:name="Prosposed Item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4" table:number-columns-repeated="2" table:default-cell-style-name="ce15"/>
        <table:table-column table:style-name="co6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Proposed Item</text:p>
          </table:table-cell>
          <table:table-cell table:style-name="ce21" office:value-type="string">
            <text:p>Percentage</text:p>
          </table:table-cell>
          <table:table-cell table:style-name="ce21" office:value-type="string">
            <text:p>Cost</text:p>
          </table:table-cell>
          <table:table-cell table:style-name="ce21" office:value-type="string">
            <text:p>Link</text:p>
          </table:table-cell>
          <table:table-cell table:style-name="ce21" office:value-type="string">
            <text:p>Status</text:p>
            <draw:frame table:end-cell-address="Prosposed Items.F16" svg:x="0cm" svg:y="0cm" svg:width="2.65cm" svg:height="7.17cm" draw:z-index="0" draw:name="Chart 1" draw:style-name="gr1">
              <draw:object draw:notify-on-update-of-ranges="'Prosposed Items'.D2:'Prosposed Items'.D2 " xlink:href="./Object 0-0" xlink:type="simple" xlink:show="embed" xlink:actuate="onLoad"/>
              <draw:image xlink:href="./ObjectReplacements/Object 0-0" xlink:show="embed" xlink:actuate="onLoad"/>
            </draw:frame>
          </table:table-cell>
          <table:table-cell table:style-name="ce21" office:value-type="string">
            <text:p>On wishlist</text:p>
          </table:table-cell>
        </table:table-row>
        <table:table-row table:style-name="ro2">
          <table:table-cell table:style-name="ce22" office:value-type="string">
            <text:p>Index cards</text:p>
          </table:table-cell>
          <table:table-cell table:style-name="ce23" table:formula="of:=([.C2]/[.C13])" office:value-type="string">
            <text:p>0.10%</text:p>
          </table:table-cell>
          <table:table-cell table:style-name="ce22" office:value-type="float" office:value="13">
            <text:p>13</text:p>
          </table:table-cell>
          <table:table-cell table:style-name="ce24" office:value-type="string" office:value="http://www.gemastore.com/archiviazione/divisori-e-rubriche/schedari/cartoncini-per-schedari-exacompta-a6-105x148-mm-13209e-conf.100">
            <text:p><text:a xlink:href="http://www.gemastore.com/archiviazione/divisori-e-rubriche/schedari/cartoncini-per-schedari-exacompta-a6-105x148-mm-13209e-conf.100">http://www.gemastore.com/archiviazione/divisori-e-rubriche/schedari/cartoncini-per-schedari-exacompta-a6-105x148-mm-13209e-conf.100</text:a></text:p>
          </table:table-cell>
          <table:table-cell table:style-name="ce22" office:value-type="string">
            <text:p>Pending</text:p>
          </table:table-cell>
          <table:table-cell table:style-name="ce22" office:value-type="string">
            <text:p>No</text:p>
          </table:table-cell>
        </table:table-row>
        <table:table-row table:style-name="ro2">
          <table:table-cell table:style-name="ce22" office:value-type="string">
            <text:p>Scale: Bosch weighing scale PPW3300 </text:p>
          </table:table-cell>
          <table:table-cell table:style-name="ce23" table:formula="of:=([.C3]/[.C13])" office:value-type="string">
            <text:p>0.18%</text:p>
          </table:table-cell>
          <table:table-cell table:style-name="ce22" office:value-type="float" office:value="24.65">
            <text:p>24.65</text:p>
          </table:table-cell>
          <table:table-cell table:style-name="ce24" office:value-type="string" office:value="http://www.amazon.it/Bosch-Bilancia-pesapersone-PPW3300-AxxenceSlim/dp/B00251FYXK/ref=sr_1_6?ie=UTF8&amp;qid=1393355761&amp;sr=8-6&amp;keywords=bilancia">
            <text:p><text:a xlink:href="http://www.amazon.it/Bosch-Bilancia-pesapersone-PPW3300-AxxenceSlim/dp/B00251FYXK/ref=sr_1_6?ie=UTF8&amp;qid=1393355761&amp;sr=8-6&amp;keywords=bilancia">http://www.amazon.it/Bosch-Bilancia-pesapersone-PPW3300-AxxenceSlim/dp/B00251FYXK/ref=sr_1_6?ie=UTF8&amp;qid=1393355761&amp;sr=8-6&amp;keywords=bilancia</text:a></text:p>
          </table:table-cell>
          <table:table-cell table:style-name="ce22" office:value-type="string">
            <text:p>Pending</text:p>
          </table:table-cell>
          <table:table-cell table:style-name="ce22" office:value-type="string">
            <text:p>Yes</text:p>
          </table:table-cell>
        </table:table-row>
        <table:table-row table:style-name="ro2">
          <table:table-cell table:style-name="ce22" office:value-type="string">
            <text:p>Speakers: Jawbone</text:p>
          </table:table-cell>
          <table:table-cell table:style-name="ce23" table:formula="of:=([.C4])/([.C13])" office:value-type="string">
            <text:p>0.96%</text:p>
          </table:table-cell>
          <table:table-cell table:style-name="ce22" office:value-type="float" office:value="127.71">
            <text:p>127.71</text:p>
          </table:table-cell>
          <table:table-cell table:style-name="ce24" office:value-type="string" office:value="http://www.amazon.it/Jawbone-Speaker-Bluetooth-Vivavoce-Incorporato/dp/B004EIGHE2/ref=sr_1_1?ie=UTF8&amp;qid=1393323773&amp;sr=8-1&amp;keywords=Jawbone+Jambox">
            <text:p><text:a xlink:href="http://www.amazon.it/Jawbone-Speaker-Bluetooth-Vivavoce-Incorporato/dp/B004EIGHE2/ref=sr_1_1?ie=UTF8&amp;qid=1393323773&amp;sr=8-1&amp;keywords=Jawbone+Jambox">http://www.amazon.it/Jawbone-Speaker-Bluetooth-Vivavoce-Incorporato/dp/B004EIGHE2/ref=sr_1_1?ie=UTF8&amp;qid=1393323773&amp;sr=8-1&amp;keywords=Jawbone+Jambox</text:a></text:p>
          </table:table-cell>
          <table:table-cell table:style-name="ce22" office:value-type="string">
            <text:p>Pending</text:p>
          </table:table-cell>
          <table:table-cell table:style-name="ce22" office:value-type="string">
            <text:p>No</text:p>
          </table:table-cell>
        </table:table-row>
        <table:table-row table:style-name="ro2">
          <table:table-cell table:style-name="ce22" office:value-type="string">
            <text:p>Tools</text:p>
          </table:table-cell>
          <table:table-cell table:style-name="ce23" table:formula="of:=([.C5]/[.C13])" office:value-type="string">
            <text:p>4.79%</text:p>
          </table:table-cell>
          <table:table-cell table:style-name="ce22" office:value-type="float" office:value="639.41">
            <text:p>639.41</text:p>
          </table:table-cell>
          <table:table-cell table:style-name="ce24" office:value-type="string" office:value="https://trello.com/c/Zj0Msmx7/12-buys-tools">
            <text:p><text:a xlink:href="https://trello.com/c/Zj0Msmx7/12-buys-tools">https://trello.com/c/Zj0Msmx7/12-buys-tools</text:a></text:p>
          </table:table-cell>
          <table:table-cell table:style-name="ce22" office:value-type="string">
            <text:p>Pending</text:p>
          </table:table-cell>
          <table:table-cell table:style-name="ce22" office:value-type="string">
            <text:p>No</text:p>
          </table:table-cell>
        </table:table-row>
        <table:table-row table:style-name="ro2">
          <table:table-cell table:style-name="ce22" office:value-type="string">
            <text:p>Kinect</text:p>
          </table:table-cell>
          <table:table-cell table:style-name="ce25" table:formula="of:=([.C6])/([.C13])" office:value-type="string">
            <text:p>1.04%</text:p>
          </table:table-cell>
          <table:table-cell table:style-name="ce26" office:value-type="float" office:value="138.58">
            <text:p>138.58</text:p>
          </table:table-cell>
          <table:table-cell table:style-name="ce24" office:value-type="string" office:value="http://www.amazon.it/Kinect-Sensore-interattivo-Adventures-Bundle/dp/B006MGIH4C">
            <text:p><text:a xlink:href="http://www.amazon.it/Kinect-Sensore-interattivo-Adventures-Bundle/dp/B006MGIH4C">http://www.amazon.it/Kinect-Sensore-interattivo-Adventures-Bundle/dp/B006MGIH4C</text:a></text:p>
          </table:table-cell>
          <table:table-cell table:style-name="ce22" office:value-type="string">
            <text:p>Pending</text:p>
          </table:table-cell>
          <table:table-cell table:style-name="ce22" office:value-type="string">
            <text:p>Yes</text:p>
          </table:table-cell>
        </table:table-row>
        <table:table-row table:style-name="ro2">
          <table:table-cell table:style-name="ce22" office:value-type="string">
            <text:p>Printer: portable</text:p>
          </table:table-cell>
          <table:table-cell table:number-columns-repeated="2"/>
          <table:table-cell table:style-name="ce24" office:value-type="string" office:value="http://reviews.cnet.com/1990-3155_7-6265956-1.html">
            <text:p><text:a xlink:href="http://reviews.cnet.com/1990-3155_7-6265956-1.html">http://reviews.cnet.com/1990-3155_7-6265956-1.html</text:a></text:p>
          </table:table-cell>
          <table:table-cell table:style-name="ce22" office:value-type="string">
            <text:p>Proposed</text:p>
          </table:table-cell>
          <table:table-cell table:style-name="ce22" office:value-type="string">
            <text:p>No</text:p>
          </table:table-cell>
        </table:table-row>
        <table:table-row table:style-name="ro2">
          <table:table-cell table:style-name="ce27"/>
        </table:table-row>
        <table:table-row table:style-name="ro2">
          <table:table-cell table:style-name="ce22" office:value-type="string">
            <text:p>Total spent</text:p>
          </table:table-cell>
          <table:table-cell table:style-name="ce23" table:formula="of:=['Ordered Items'.B37]" office:value-type="string">
            <text:p>21.73%</text:p>
          </table:table-cell>
          <table:table-cell table:style-name="ce28" table:formula="of:=['Ordered Items'.C37]" office:value-type="string">
            <text:p>2,901.5</text:p>
          </table:table-cell>
        </table:table-row>
        <table:table-row table:number-rows-repeated="2" table:style-name="ro1"/>
        <table:table-row table:style-name="ro2">
          <table:table-cell table:style-name="ce22" office:value-type="string">
            <text:p>Total spending proposed</text:p>
          </table:table-cell>
          <table:table-cell table:style-name="ce23" table:formula="of:=([.C12])/([.C13])" office:value-type="string">
            <text:p>7.07%</text:p>
          </table:table-cell>
          <table:table-cell table:style-name="ce29" table:formula="of:=SUM([.C2:.C7])" office:value-type="string">
            <text:p>943.35</text:p>
          </table:table-cell>
        </table:table-row>
        <table:table-row table:style-name="ro2">
          <table:table-cell table:style-name="ce30" office:value-type="string">
            <text:p>Total additional budget</text:p>
          </table:table-cell>
          <table:table-cell table:style-name="ce31"/>
          <table:table-cell table:style-name="ce32" table:formula="of:=IFERROR(__xludf.DUMMYFUNCTION(&quot;importRange(&quot;&quot;0AvBTERaT9bWOdFpwWkZra2RlM3RPZlpSWXp2d2lUenc&quot;&quot;, &quot;&quot;Overall Costs!D22&quot;&quot;)&quot;),&quot;13350&quot;)" office:value-type="string">
            <text:p>13350</text:p>
          </table:table-cell>
          <table:table-cell table:number-columns-repeated="3" table:style-name="ce33"/>
        </table:table-row>
        <table:table-row table:style-name="ro2">
          <table:table-cell table:style-name="ce22" office:value-type="string">
            <text:p>Total spent</text:p>
          </table:table-cell>
          <table:table-cell table:style-name="ce23" table:formula="of:=['Ordered Items'.B37]" office:value-type="string">
            <text:p>21.73%</text:p>
          </table:table-cell>
          <table:table-cell table:style-name="ce28" table:formula="of:=['Ordered Items'.C37]" office:value-type="string">
            <text:p>2,901.5</text:p>
          </table:table-cell>
          <table:table-cell table:style-name="ce27"/>
        </table:table-row>
        <table:table-row table:style-name="ro3">
          <table:table-cell table:style-name="ce34" office:value-type="string">
            <text:p>Total remaining budget (with proposed)</text:p>
          </table:table-cell>
          <table:table-cell table:style-name="ce35" table:formula="of:=[.C15]/[.C13]" office:value-type="string">
            <text:p>71.20%</text:p>
          </table:table-cell>
          <table:table-cell table:style-name="ce36" table:formula="of:=[.C13]-(SUM([.C12]+[.C14]))" office:value-type="string">
            <text:p>9505.15</text:p>
          </table:table-cell>
          <table:table-cell table:number-columns-repeated="3" table:style-name="ce37"/>
        </table:table-row>
      </table:table>
      <table:table table:name="Ordered Items" table:style-name="ta2" table:print="false">
        <office:forms form:automatic-focus="false" form:apply-design-mode="false"/>
        <table:table-column table:style-name="co8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4" table:number-columns-repeated="2" table:default-cell-style-name="ce15"/>
        <table:table-column table:style-name="co9" table:default-cell-style-name="ce15"/>
        <table:table-column table:style-name="co10" table:default-cell-style-name="ce15"/>
        <table:table-column table:style-name="co6" table:default-cell-style-name="ce15"/>
        <table:table-column table:style-name="co9" table:default-cell-style-name="ce15"/>
        <table:table-column table:style-name="co7" table:default-cell-style-name="ce15" table:number-columns-repeated="246"/>
        <table:table-row table:style-name="ro2">
          <table:table-cell table:style-name="ce38" office:value-type="string">
            <text:p>Proposed Item</text:p>
          </table:table-cell>
          <table:table-cell table:style-name="ce38" office:value-type="string">
            <text:p>Percentage</text:p>
          </table:table-cell>
          <table:table-cell table:style-name="ce38" office:value-type="string">
            <text:p>Cost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Status</text:p>
          </table:table-cell>
          <table:table-cell table:style-name="ce38" office:value-type="string">
            <text:p>On wishlist</text:p>
          </table:table-cell>
          <table:table-cell table:style-name="ce39" office:value-type="string">
            <text:p>Pending Reimbursment</text:p>
          </table:table-cell>
          <table:table-cell table:style-name="ce39" office:value-type="string">
            <text:p>Notes</text:p>
          </table:table-cell>
          <table:table-cell table:style-name="ce39" office:value-type="string">
            <text:p>Invoices</text:p>
          </table:table-cell>
          <table:table-cell table:style-name="ce39" office:value-type="string">
            <text:p>Invoice 2?</text:p>
          </table:table-cell>
        </table:table-row>
        <table:table-row table:style-name="ro2">
          <table:table-cell table:style-name="ce40" office:value-type="string">
            <text:p>Energy power meter: Compre show</text:p>
          </table:table-cell>
          <table:table-cell table:style-name="ce23" table:formula="of:=([.C2]/[.C36])" office:value-type="string">
            <text:p>0.11%</text:p>
          </table:table-cell>
          <table:table-cell table:style-name="ce22" office:value-type="float" office:value="14.19">
            <text:p>14.19</text:p>
          </table:table-cell>
          <table:table-cell table:style-name="ce24" office:value-type="string" office:value="http://www.amazon.it/Contatore-Elettrico-Misuratore-Corrente-Tensione/dp/B00E370K24/ref=sr_1_4?ie=UTF8&amp;qid=1393249768&amp;sr=8-4&amp;keywords=consumo+elettrico">
            <text:p><text:a xlink:href="http://www.amazon.it/Contatore-Elettrico-Misuratore-Corrente-Tensione/dp/B00E370K24/ref=sr_1_4?ie=UTF8&amp;qid=1393249768&amp;sr=8-4&amp;keywords=consumo+elettrico">http://www.amazon.it/Contatore-Elettrico-Misuratore-Corrente-Tensione/dp/B00E370K24/ref=sr_1_4?ie=UTF8&amp;qid=1393249768&amp;sr=8-4&amp;keywords=consumo+elettrico</text:a></text:p>
          </table:table-cell>
          <table:table-cell table:style-name="ce22" office:value-type="string">
            <text:p>Ordered</text:p>
          </table:table-cell>
          <table:table-cell table:style-name="ce22" office:value-type="string">
            <text:p>No</text:p>
          </table:table-cell>
          <table:table-cell table:number-columns-repeated="2"/>
          <table:table-cell table:style-name="ce41" office:value-type="string" office:value="https://docs.google.com/file/d/0B_BTERaT9bWOOGQwVi15dklMX2s/edit">
            <text:p><text:a xlink:href="https://docs.google.com/file/d/0B_BTERaT9bWOOGQwVi15dklMX2s/edit">https://docs.google.com/file/d/0B_BTERaT9bWOOGQwVi15dklMX2s/edit</text:a></text:p>
          </table:table-cell>
        </table:table-row>
        <table:table-row table:style-name="ro2">
          <table:table-cell table:style-name="ce40" office:value-type="string">
            <text:p>Printer: Label printer QL-720NW</text:p>
          </table:table-cell>
          <table:table-cell table:style-name="ce23" table:formula="of:=([.C3]/[.C36])" office:value-type="string">
            <text:p>0.86%</text:p>
          </table:table-cell>
          <table:table-cell table:style-name="ce22" office:value-type="float" office:value="114.99">
            <text:p>114.99</text:p>
          </table:table-cell>
          <table:table-cell table:style-name="ce24" office:value-type="string" office:value="http://www.amazon.it/Brother-QL720NWZG1-QL-720NW-LABEL-PRINTER/dp/B008RXS4P0/ref=pd_sim_sbs_ce_2?ie=UTF8&amp;refRID=0YMXS59ZJFD4HFN8GPN4">
            <text:p><text:a xlink:href="http://www.amazon.it/Brother-QL720NWZG1-QL-720NW-LABEL-PRINTER/dp/B008RXS4P0/ref=pd_sim_sbs_ce_2?ie=UTF8&amp;refRID=0YMXS59ZJFD4HFN8GPN4">http://www.amazon.it/Brother-QL720NWZG1-QL-720NW-LABEL-PRINTER/dp/B008RXS4P0/ref=pd_sim_sbs_ce_2?ie=UTF8&amp;refRID=0YMXS59ZJFD4HFN8GPN4</text:a></text:p>
          </table:table-cell>
          <table:table-cell table:style-name="ce22" office:value-type="string">
            <text:p>Ordered</text:p>
          </table:table-cell>
          <table:table-cell table:style-name="ce22" office:value-type="string">
            <text:p>No</text:p>
          </table:table-cell>
          <table:table-cell table:number-columns-repeated="2"/>
          <table:table-cell table:style-name="ce41" office:value-type="string" office:value="https://docs.google.com/file/d/0B_BTERaT9bWOQWE1UWlnMk0xUzA/edit">
            <text:p><text:a xlink:href="https://docs.google.com/file/d/0B_BTERaT9bWOQWE1UWlnMk0xUzA/edit">https://docs.google.com/file/d/0B_BTERaT9bWOQWE1UWlnMk0xUzA/edit</text:a></text:p>
          </table:table-cell>
          <table:table-cell table:style-name="ce41" office:value-type="string" office:value="https://docs.google.com/file/d/0B_BTERaT9bWOT2ZsVXNSTS14N0U/edit">
            <text:p><text:a xlink:href="https://docs.google.com/file/d/0B_BTERaT9bWOT2ZsVXNSTS14N0U/edit">https://docs.google.com/file/d/0B_BTERaT9bWOT2ZsVXNSTS14N0U/edit</text:a></text:p>
          </table:table-cell>
        </table:table-row>
        <table:table-row table:style-name="ro2">
          <table:table-cell table:style-name="ce40" office:value-type="string">
            <text:p>Projector: Epson EH-TW550 LCD</text:p>
          </table:table-cell>
          <table:table-cell table:style-name="ce23" table:formula="of:=([.C4]/[.C36])" office:value-type="string">
            <text:p>4.18%</text:p>
          </table:table-cell>
          <table:table-cell table:style-name="ce22" office:value-type="float" office:value="558.41">
            <text:p>558.41</text:p>
          </table:table-cell>
          <table:table-cell table:style-name="ce24" office:value-type="string" office:value="http://www.amazon.it/Epson-EH-TW550-LCD-PSI-Videoproiettore/dp/B009JYY0T0/ref=sr_1_1?s=electronics&amp;ie=UTF8&amp;qid=1393323032&amp;sr=1-1&amp;keywords=epson+proiettore">
            <text:p><text:a xlink:href="http://www.amazon.it/Epson-EH-TW550-LCD-PSI-Videoproiettore/dp/B009JYY0T0/ref=sr_1_1?s=electronics&amp;ie=UTF8&amp;qid=1393323032&amp;sr=1-1&amp;keywords=epson+proiettore">http://www.amazon.it/Epson-EH-TW550-LCD-PSI-Videoproiettore/dp/B009JYY0T0/ref=sr_1_1?s=electronics&amp;ie=UTF8&amp;qid=1393323032&amp;sr=1-1&amp;keywords=epson+proiettore</text:a></text:p>
          </table:table-cell>
          <table:table-cell table:style-name="ce22" office:value-type="string">
            <text:p>Ordered</text:p>
          </table:table-cell>
          <table:table-cell table:style-name="ce22" office:value-type="string">
            <text:p>No</text:p>
          </table:table-cell>
          <table:table-cell table:number-columns-repeated="2"/>
          <table:table-cell table:style-name="ce41" office:value-type="string" office:value="https://docs.google.com/file/d/0B_BTERaT9bWOYUE4aWVUcHYyYTg/edit">
            <text:p><text:a xlink:href="https://docs.google.com/file/d/0B_BTERaT9bWOYUE4aWVUcHYyYTg/edit">https://docs.google.com/file/d/0B_BTERaT9bWOYUE4aWVUcHYyYTg/edit</text:a></text:p>
          </table:table-cell>
        </table:table-row>
        <table:table-row table:style-name="ro2">
          <table:table-cell table:style-name="ce40" office:value-type="string">
            <text:p>White board </text:p>
          </table:table-cell>
          <table:table-cell table:style-name="ce23" table:formula="of:=([.C5]/[.C36])" office:value-type="string">
            <text:p>0.58%</text:p>
          </table:table-cell>
          <table:table-cell table:style-name="ce26" office:value-type="float" office:value="77">
            <text:p>77</text:p>
          </table:table-cell>
          <table:table-cell table:style-name="ce41" office:value-type="string" office:value="http://www.amazon.it/gp/product/B0072IHF0G/ref=oh_details_o03_s00_i00?ie=UTF8&amp;psc=1">
            <text:p><text:a xlink:href="http://www.amazon.it/gp/product/B0072IHF0G/ref=oh_details_o03_s00_i00?ie=UTF8&amp;psc=1">http://www.amazon.it/gp/product/B0072IHF0G/ref=oh_details_o03_s00_i00?ie=UTF8&amp;psc=1</text:a></text:p>
          </table:table-cell>
          <table:table-cell table:style-name="ce22" office:value-type="string">
            <text:p>Ordered</text:p>
          </table:table-cell>
          <table:table-cell table:style-name="ce26" office:value-type="string">
            <text:p>Yes</text:p>
          </table:table-cell>
          <table:table-cell table:number-columns-repeated="2"/>
          <table:table-cell table:style-name="ce41" office:value-type="string" office:value="https://docs.google.com/file/d/0B_BTERaT9bWOQWE1UWlnMk0xUzA/edit">
            <text:p><text:a xlink:href="https://docs.google.com/file/d/0B_BTERaT9bWOQWE1UWlnMk0xUzA/edit">https://docs.google.com/file/d/0B_BTERaT9bWOQWE1UWlnMk0xUzA/edit</text:a></text:p>
          </table:table-cell>
          <table:table-cell table:style-name="ce41" office:value-type="string" office:value="https://docs.google.com/file/d/0B_BTERaT9bWOU0hNellQTWlxWVk/edit">
            <text:p><text:a xlink:href="https://docs.google.com/file/d/0B_BTERaT9bWOU0hNellQTWlxWVk/edit">https://docs.google.com/file/d/0B_BTERaT9bWOU0hNellQTWlxWVk/edit</text:a></text:p>
          </table:table-cell>
        </table:table-row>
        <table:table-row table:style-name="ro2">
          <table:table-cell table:style-name="ce40" office:value-type="string">
            <text:p>Speakers</text:p>
          </table:table-cell>
          <table:table-cell table:style-name="ce23" table:formula="of:=([.C6]/[.C36])" office:value-type="string">
            <text:p>1.27%</text:p>
          </table:table-cell>
          <table:table-cell table:style-name="ce26" office:value-type="float" office:value="169">
            <text:p>169</text:p>
          </table:table-cell>
          <table:table-cell table:style-name="ce42" office:value-type="string" office:value="http://www.amazon.it/gp/product/B005L3Y9GC/ref=s9_simh_gw_p147_d0_i3?pf_rd_m=A11IL2PNWYJU7H&amp;pf_rd_s=center-2&amp;pf_rd_r=0V6QMW9PH3RFKCBQ88J5&amp;pf_rd_t=101&amp;pf_rd_p=451014987&amp;pf_rd_i=426865031">
            <text:p><text:a xlink:href="http://www.amazon.it/gp/product/B005L3Y9GC/ref=s9_simh_gw_p147_d0_i3?pf_rd_m=A11IL2PNWYJU7H&amp;pf_rd_s=center-2&amp;pf_rd_r=0V6QMW9PH3RFKCBQ88J5&amp;pf_rd_t=101&amp;pf_rd_p=451014987&amp;pf_rd_i=426865031">http://www.amazon.it/gp/product/B005L3Y9GC/ref=s9_simh_gw_p147_d0_i3?pf_rd_m=A11IL2PNWYJU7H&amp;pf_rd_s=center-2&amp;pf_rd_r=0V6QMW9PH3RFKCBQ88J5&amp;pf_rd_t=101&amp;pf_rd_p=451014987&amp;pf_rd_i=426865031</text:a></text:p>
          </table:table-cell>
          <table:table-cell table:style-name="ce22" office:value-type="string">
            <text:p>Ordered</text:p>
          </table:table-cell>
          <table:table-cell table:style-name="ce22" office:value-type="string">
            <text:p>No</text:p>
          </table:table-cell>
          <table:table-cell table:number-columns-repeated="2"/>
          <table:table-cell table:style-name="ce41" office:value-type="string" office:value="https://docs.google.com/file/d/0B_BTERaT9bWOQWE1UWlnMk0xUzA/edit">
            <text:p><text:a xlink:href="https://docs.google.com/file/d/0B_BTERaT9bWOQWE1UWlnMk0xUzA/edit">https://docs.google.com/file/d/0B_BTERaT9bWOQWE1UWlnMk0xUzA/edit</text:a></text:p>
          </table:table-cell>
          <table:table-cell table:style-name="ce41" office:value-type="string" office:value="https://docs.google.com/file/d/0B_BTERaT9bWOR0l1VHpROFdtVFk/edit">
            <text:p><text:a xlink:href="https://docs.google.com/file/d/0B_BTERaT9bWOR0l1VHpROFdtVFk/edit">https://docs.google.com/file/d/0B_BTERaT9bWOR0l1VHpROFdtVFk/edit</text:a></text:p>
          </table:table-cell>
        </table:table-row>
        <table:table-row table:style-name="ro5">
          <table:table-cell table:style-name="ce40" office:value-type="string">
            <text:p>HDMI Cable 3m</text:p>
          </table:table-cell>
          <table:table-cell table:style-name="ce23" table:formula="of:=([.C7]/[.C36])" office:value-type="string">
            <text:p>0.10%</text:p>
          </table:table-cell>
          <table:table-cell table:style-name="ce26" office:value-type="float" office:value="13.99">
            <text:p>13.99</text:p>
          </table:table-cell>
          <table:table-cell table:style-name="ce42" office:value-type="string" office:value="http://www.amazon.it/gp/product/B003L1ZYYW/ref=oh_details_o01_s00_i00?ie=UTF8&amp;psc=1">
            <text:p><text:a xlink:href="http://www.amazon.it/gp/product/B003L1ZYYW/ref=oh_details_o01_s00_i00?ie=UTF8&amp;psc=1">http://www.amazon.it/gp/product/B003L1ZYYW/ref=oh_details_o01_s00_i00?ie=UTF8&amp;psc=1</text:a></text:p>
          </table:table-cell>
          <table:table-cell table:style-name="ce22" office:value-type="string">
            <text:p>Ordered</text:p>
          </table:table-cell>
          <table:table-cell table:style-name="ce22" office:value-type="string">
            <text:p>No</text:p>
          </table:table-cell>
          <table:table-cell table:number-columns-repeated="2"/>
          <table:table-cell table:style-name="ce41" office:value-type="string" office:value="https://docs.google.com/file/d/0B_BTERaT9bWOTi1xdy1FUmdsdUE/edit">
            <text:p><text:a xlink:href="https://docs.google.com/file/d/0B_BTERaT9bWOTi1xdy1FUmdsdUE/edit">https://docs.google.com/file/d/0B_BTERaT9bWOTi1xdy1FUmdsdUE/edit</text:a></text:p>
          </table:table-cell>
        </table:table-row>
        <table:table-row table:style-name="ro6">
          <table:table-cell table:style-name="ce22" office:value-type="string">
            <text:p>SIM Card</text:p>
          </table:table-cell>
          <table:table-cell table:style-name="ce23" table:formula="of:=([.C8]/[.C36])" office:value-type="string">
            <text:p>0.00%</text:p>
          </table:table-cell>
          <table:table-cell table:number-columns-repeated="2"/>
          <table:table-cell table:style-name="ce22" office:value-type="string">
            <text:p>Ordered</text:p>
          </table:table-cell>
          <table:table-cell table:style-name="ce22" office:value-type="string">
            <text:p>No</text:p>
          </table:table-cell>
          <table:table-cell table:style-name="ce26" office:value-type="string">
            <text:p>20 kei </text:p>
          </table:table-cell>
          <table:table-cell table:style-name="ce26" office:value-type="string">
            <text:p>Kei bought, no fiscal receipt possible</text:p>
          </table:table-cell>
        </table:table-row>
        <table:table-row table:style-name="ro2">
          <table:table-cell table:style-name="ce40" office:value-type="string">
            <text:p>Open Energy Monitor</text:p>
          </table:table-cell>
          <table:table-cell table:style-name="ce23" table:formula="of:=([.C9]/[.C36])" office:value-type="string">
            <text:p>1.60%</text:p>
          </table:table-cell>
          <table:table-cell table:style-name="ce26" office:value-type="float" office:value="213.53">
            <text:p>213.53</text:p>
          </table:table-cell>
          <table:table-cell/>
          <table:table-cell table:style-name="ce26" office:value-type="string">
            <text:p>Ordered</text:p>
          </table:table-cell>
          <table:table-cell table:number-columns-repeated="2"/>
          <table:table-cell table:style-name="ce26" office:value-type="string">
            <text:p>178.02 in pounds - check in bank account for transaction exchange rate</text:p>
          </table:table-cell>
          <table:table-cell table:style-name="ce41" office:value-type="string" office:value="https://docs.google.com/file/d/0B_BTERaT9bWOaHVZY0xLQWxqTUE/edit">
            <text:p><text:a xlink:href="https://docs.google.com/file/d/0B_BTERaT9bWOaHVZY0xLQWxqTUE/edit">https://docs.google.com/file/d/0B_BTERaT9bWOaHVZY0xLQWxqTUE/edit</text:a></text:p>
          </table:table-cell>
          <table:table-cell table:style-name="ce41" office:value-type="string" office:value="https://docs.google.com/file/d/0B_BTERaT9bWOTTlBSnNCVXgtS05MNEhobEVHQTl4U1JSSTg4/edit">
            <text:p><text:a xlink:href="https://docs.google.com/file/d/0B_BTERaT9bWOTTlBSnNCVXgtS05MNEhobEVHQTl4U1JSSTg4/edit">https://docs.google.com/file/d/0B_BTERaT9bWOTTlBSnNCVXgtS05MNEhobEVHQTl4U1JSSTg4/edit</text:a></text:p>
          </table:table-cell>
        </table:table-row>
        <table:table-row table:style-name="ro2">
          <table:table-cell table:style-name="ce27"/>
          <table:table-cell table:style-name="ce23"/>
        </table:table-row>
        <table:table-row table:style-name="ro2">
          <table:table-cell table:style-name="ce40" office:value-type="string">
            <text:p>Business Cards and Posters (Opening Ceremony)</text:p>
          </table:table-cell>
          <table:table-cell table:style-name="ce23" table:formula="of:=([.C11]/[.C36])" office:value-type="string">
            <text:p>1.27%</text:p>
          </table:table-cell>
          <table:table-cell table:style-name="ce26" office:value-type="float" office:value="170">
            <text:p>170</text:p>
          </table:table-cell>
          <table:table-cell/>
          <table:table-cell table:style-name="ce26" office:value-type="string">
            <text:p>Bought</text:p>
          </table:table-cell>
          <table:table-cell table:number-columns-repeated="3"/>
          <table:table-cell table:style-name="ce41" office:value-type="string" office:value="https://docs.google.com/file/d/0B_BTERaT9bWOaHVZY0xLQWxqTUE/edit">
            <text:p><text:a xlink:href="https://docs.google.com/file/d/0B_BTERaT9bWOaHVZY0xLQWxqTUE/edit">https://docs.google.com/file/d/0B_BTERaT9bWOaHVZY0xLQWxqTUE/edit</text:a></text:p>
          </table:table-cell>
        </table:table-row>
        <table:table-row table:style-name="ro2">
          <table:table-cell table:style-name="ce40" office:value-type="string">
            <text:p>Universal Converters, Battery and adaptors</text:p>
          </table:table-cell>
          <table:table-cell table:style-name="ce23" table:formula="of:=([.C12]/[.C36])" office:value-type="string">
            <text:p>0.12%</text:p>
          </table:table-cell>
          <table:table-cell table:style-name="ce26" office:value-type="float" office:value="15.73">
            <text:p>15.73</text:p>
          </table:table-cell>
          <table:table-cell/>
          <table:table-cell table:style-name="ce26" office:value-type="string">
            <text:p>Bought</text:p>
          </table:table-cell>
          <table:table-cell/>
          <table:table-cell table:style-name="ce26" office:value-type="string">
            <text:p>ben owed 3.6</text:p>
          </table:table-cell>
          <table:table-cell/>
          <table:table-cell table:style-name="ce41" office:value-type="string" office:value="https://docs.google.com/file/d/0B_BTERaT9bWOaHVZY0xLQWxqTUE/edit">
            <text:p><text:a xlink:href="https://docs.google.com/file/d/0B_BTERaT9bWOaHVZY0xLQWxqTUE/edit">https://docs.google.com/file/d/0B_BTERaT9bWOaHVZY0xLQWxqTUE/edit</text:a></text:p>
          </table:table-cell>
        </table:table-row>
        <table:table-row table:style-name="ro2">
          <table:table-cell table:style-name="ce40" office:value-type="string">
            <text:p>HDMI cables and rechargable batteries </text:p>
          </table:table-cell>
          <table:table-cell table:style-name="ce23" table:formula="of:=([.C13]/[.C36])" office:value-type="string">
            <text:p>0.45%</text:p>
          </table:table-cell>
          <table:table-cell table:style-name="ce26" office:value-type="float" office:value="60">
            <text:p>60</text:p>
          </table:table-cell>
          <table:table-cell/>
          <table:table-cell table:style-name="ce26" office:value-type="string">
            <text:p>Bought</text:p>
          </table:table-cell>
          <table:table-cell table:number-columns-repeated="3"/>
          <table:table-cell table:style-name="ce41" office:value-type="string" office:value="https://docs.google.com/file/d/0B_BTERaT9bWOaHVZY0xLQWxqTUE/edit">
            <text:p><text:a xlink:href="https://docs.google.com/file/d/0B_BTERaT9bWOaHVZY0xLQWxqTUE/edit">https://docs.google.com/file/d/0B_BTERaT9bWOaHVZY0xLQWxqTUE/edit</text:a></text:p>
          </table:table-cell>
        </table:table-row>
        <table:table-row table:style-name="ro2">
          <table:table-cell table:style-name="ce40" office:value-type="string">
            <text:p>Bus tickets (Open Street Mapping)</text:p>
          </table:table-cell>
          <table:table-cell table:style-name="ce23" table:formula="of:=([.C14]/[.C36])" office:value-type="string">
            <text:p>0.12%</text:p>
          </table:table-cell>
          <table:table-cell table:style-name="ce26" office:value-type="float" office:value="16">
            <text:p>16</text:p>
          </table:table-cell>
          <table:table-cell/>
          <table:table-cell table:style-name="ce26" office:value-type="string">
            <text:p>Bought</text:p>
          </table:table-cell>
          <table:table-cell table:number-columns-repeated="3"/>
          <table:table-cell table:style-name="ce41" office:value-type="string" office:value="https://docs.google.com/file/d/0B_BTERaT9bWOaHVZY0xLQWxqTUE/edit">
            <text:p><text:a xlink:href="https://docs.google.com/file/d/0B_BTERaT9bWOaHVZY0xLQWxqTUE/edit">https://docs.google.com/file/d/0B_BTERaT9bWOaHVZY0xLQWxqTUE/edit</text:a></text:p>
          </table:table-cell>
        </table:table-row>
        <table:table-row table:style-name="ro2">
          <table:table-cell table:style-name="ce22" office:value-type="string">
            <text:p>Welcome sign paint and matera</text:p>
          </table:table-cell>
          <table:table-cell table:style-name="ce23" table:formula="of:=([.C15]/[.C36])" office:value-type="string">
            <text:p>0.00%</text:p>
          </table:table-cell>
          <table:table-cell table:number-columns-repeated="2"/>
          <table:table-cell table:style-name="ce26" office:value-type="string">
            <text:p>Bought</text:p>
          </table:table-cell>
          <table:table-cell/>
          <table:table-cell table:style-name="ce26" office:value-type="string">
            <text:p>15.50 maria</text:p>
          </table:table-cell>
          <table:table-cell/>
          <table:table-cell table:style-name="ce41" office:value-type="string" office:value="https://docs.google.com/file/d/0B_BTERaT9bWOaHVZY0xLQWxqTUE/edit">
            <text:p><text:a xlink:href="https://docs.google.com/file/d/0B_BTERaT9bWOaHVZY0xLQWxqTUE/edit">https://docs.google.com/file/d/0B_BTERaT9bWOaHVZY0xLQWxqTUE/edit</text:a></text:p>
          </table:table-cell>
        </table:table-row>
        <table:table-row table:style-name="ro2">
          <table:table-cell table:style-name="ce40" office:value-type="string">
            <text:p>Whiteboard markers and scotch tape</text:p>
          </table:table-cell>
          <table:table-cell table:style-name="ce23" table:formula="of:=([.C16]/[.C36])" office:value-type="string">
            <text:p>0.01%</text:p>
          </table:table-cell>
          <table:table-cell table:style-name="ce26" office:value-type="float" office:value="1.9">
            <text:p>1.9</text:p>
          </table:table-cell>
          <table:table-cell/>
          <table:table-cell table:style-name="ce26" office:value-type="string">
            <text:p>Bought</text:p>
          </table:table-cell>
          <table:table-cell/>
          <table:table-cell table:style-name="ce26" office:value-type="string">
            <text:p>10.50 ( cristiano / 8.60 ksenia)</text:p>
          </table:table-cell>
          <table:table-cell/>
          <table:table-cell table:style-name="ce41" office:value-type="string" office:value="https://docs.google.com/file/d/0B_BTERaT9bWOaHVZY0xLQWxqTUE/edit">
            <text:p><text:a xlink:href="https://docs.google.com/file/d/0B_BTERaT9bWOaHVZY0xLQWxqTUE/edit">https://docs.google.com/file/d/0B_BTERaT9bWOaHVZY0xLQWxqTUE/edit</text:a></text:p>
          </table:table-cell>
        </table:table-row>
        <table:table-row table:style-name="ro2">
          <table:table-cell table:style-name="ce40" office:value-type="string">
            <text:p>Extension Power and Multi adaptor</text:p>
          </table:table-cell>
          <table:table-cell table:style-name="ce23" table:formula="of:=([.C17]/[.C36])" office:value-type="string">
            <text:p>0.22%</text:p>
          </table:table-cell>
          <table:table-cell table:style-name="ce26" office:value-type="float" office:value="29.6">
            <text:p>29.6</text:p>
          </table:table-cell>
          <table:table-cell/>
          <table:table-cell table:style-name="ce26" office:value-type="string">
            <text:p>Bought</text:p>
          </table:table-cell>
          <table:table-cell table:number-columns-repeated="3"/>
          <table:table-cell table:style-name="ce41" office:value-type="string" office:value="https://docs.google.com/file/d/0B_BTERaT9bWOaHVZY0xLQWxqTUE/edit">
            <text:p><text:a xlink:href="https://docs.google.com/file/d/0B_BTERaT9bWOaHVZY0xLQWxqTUE/edit">https://docs.google.com/file/d/0B_BTERaT9bWOaHVZY0xLQWxqTUE/edit</text:a></text:p>
          </table:table-cell>
        </table:table-row>
        <table:table-row table:style-name="ro2">
          <table:table-cell table:style-name="ce22" office:value-type="string">
            <text:p>Assumed CaxtonFX banking fee</text:p>
          </table:table-cell>
          <table:table-cell table:style-name="ce23" table:formula="of:=([.C18]/[.C36])" office:value-type="string">
            <text:p>4.44%</text:p>
          </table:table-cell>
          <table:table-cell table:style-name="ce43" office:value-type="float" office:value="592.45">
            <text:p>592.45</text:p>
          </table:table-cell>
          <table:table-cell/>
          <table:table-cell table:style-name="ce26" office:value-type="string">
            <text:p>Fee</text:p>
          </table:table-cell>
        </table:table-row>
        <table:table-row table:style-name="ro2">
          <table:table-cell table:style-name="ce44" office:value-type="string">
            <text:p>Whiteboard Markers </text:p>
          </table:table-cell>
          <table:table-cell table:style-name="ce23" table:formula="of:=([.C19]/[.C36])" office:value-type="string">
            <text:p>0.06%</text:p>
          </table:table-cell>
          <table:table-cell table:style-name="ce26" office:value-type="float" office:value="8.09">
            <text:p>8.09</text:p>
          </table:table-cell>
          <table:table-cell table:number-columns-repeated="5"/>
          <table:table-cell table:style-name="ce41" office:value-type="string" office:value="https://docs.google.com/file/d/0B_BTERaT9bWOZXduMk9JaklyeUU/edit">
            <text:p><text:a xlink:href="https://docs.google.com/file/d/0B_BTERaT9bWOZXduMk9JaklyeUU/edit">https://docs.google.com/file/d/0B_BTERaT9bWOZXduMk9JaklyeUU/edit</text:a></text:p>
          </table:table-cell>
        </table:table-row>
        <table:table-row table:style-name="ro2">
          <table:table-cell table:style-name="ce40" office:value-type="string">
            <text:p>Raspberry Pi Case, DLink Hub, TB HDD</text:p>
          </table:table-cell>
          <table:table-cell table:style-name="ce23" table:formula="of:=([.C20]/[.C36])" office:value-type="string">
            <text:p>0.74%</text:p>
          </table:table-cell>
          <table:table-cell table:style-name="ce45" table:formula="of:=111.64-12.33" office:value-type="string">
            <text:p>99.31</text:p>
          </table:table-cell>
          <table:table-cell table:number-columns-repeated="5"/>
          <table:table-cell table:style-name="ce41" office:value-type="string" office:value="https://docs.google.com/file/d/0B_BTERaT9bWOMGduV0ZVUTh5czg/edit">
            <text:p><text:a xlink:href="https://docs.google.com/file/d/0B_BTERaT9bWOMGduV0ZVUTh5czg/edit">https://docs.google.com/file/d/0B_BTERaT9bWOMGduV0ZVUTh5czg/edit</text:a></text:p>
          </table:table-cell>
        </table:table-row>
        <table:table-row table:style-name="ro2">
          <table:table-cell table:style-name="ce40" office:value-type="string">
            <text:p>OEM parts</text:p>
          </table:table-cell>
          <table:table-cell table:style-name="ce23" table:formula="of:=([.C21]/[.C36])" office:value-type="string">
            <text:p>0.60%</text:p>
          </table:table-cell>
          <table:table-cell table:style-name="ce26" office:value-type="float" office:value="80.51">
            <text:p>80.51</text:p>
          </table:table-cell>
          <table:table-cell table:number-columns-repeated="5"/>
          <table:table-cell table:style-name="ce41" office:value-type="string" office:value="https://docs.google.com/file/d/0B_BTERaT9bWORHFkdlhZV1MtR0U/edit">
            <text:p><text:a xlink:href="https://docs.google.com/file/d/0B_BTERaT9bWORHFkdlhZV1MtR0U/edit">https://docs.google.com/file/d/0B_BTERaT9bWORHFkdlhZV1MtR0U/edit</text:a></text:p>
          </table:table-cell>
        </table:table-row>
        <table:table-row table:style-name="ro2">
          <table:table-cell table:style-name="ce22" office:value-type="string">
            <text:p>Casa Netural Membership</text:p>
          </table:table-cell>
          <table:table-cell table:style-name="ce23" table:formula="of:=([.C22]/[.C36])" office:value-type="string">
            <text:p>0.75%</text:p>
          </table:table-cell>
          <table:table-cell table:style-name="ce43" office:value-type="float" office:value="100">
            <text:p>100</text:p>
          </table:table-cell>
          <table:table-cell table:number-columns-repeated="4"/>
          <table:table-cell table:style-name="ce26" office:value-type="string">
            <text:p>need receipt</text:p>
          </table:table-cell>
        </table:table-row>
        <table:table-row table:style-name="ro2">
          <table:table-cell table:style-name="ce40" office:value-type="string">
            <text:p>Printing Costs</text:p>
          </table:table-cell>
          <table:table-cell table:style-name="ce23" table:formula="of:=([.C23]/[.C36])" office:value-type="string">
            <text:p>0.40%</text:p>
          </table:table-cell>
          <table:table-cell table:style-name="ce26" office:value-type="float" office:value="54">
            <text:p>54</text:p>
          </table:table-cell>
          <table:table-cell/>
          <table:table-cell table:style-name="ce26" office:value-type="string">
            <text:p>Paid</text:p>
          </table:table-cell>
          <table:table-cell table:number-columns-repeated="3"/>
          <table:table-cell table:style-name="ce42" office:value-type="string" office:value="https://docs.google.com/file/d/0B_BTERaT9bWORllBcXZEdFFYVE0/edit?usp=drive_web">
            <text:p><text:a xlink:href="https://docs.google.com/file/d/0B_BTERaT9bWORllBcXZEdFFYVE0/edit?usp=drive_web">https://docs.google.com/file/d/0B_BTERaT9bWORllBcXZEdFFYVE0/edit?usp=drive_web</text:a></text:p>
          </table:table-cell>
        </table:table-row>
        <table:table-row table:style-name="ro2">
          <table:table-cell table:style-name="ce22" office:value-type="string">
            <text:p>Caxtons</text:p>
          </table:table-cell>
          <table:table-cell table:style-name="ce23" table:formula="of:=([.C24]/[.C36])" office:value-type="string">
            <text:p>1.18%</text:p>
          </table:table-cell>
          <table:table-cell table:style-name="ce43" office:value-type="float" office:value="158">
            <text:p>158</text:p>
          </table:table-cell>
        </table:table-row>
        <table:table-row table:style-name="ro2">
          <table:table-cell table:style-name="ce40" office:value-type="string">
            <text:p>Printing Costs</text:p>
          </table:table-cell>
          <table:table-cell table:style-name="ce23" table:formula="of:=([.C25]/[.C36])" office:value-type="string">
            <text:p>1.36%</text:p>
          </table:table-cell>
          <table:table-cell table:style-name="ce26" office:value-type="float" office:value="181.7">
            <text:p>181.7</text:p>
          </table:table-cell>
          <table:table-cell table:number-columns-repeated="5"/>
          <table:table-cell table:style-name="ce41" office:value-type="string" office:value="https://docs.google.com/file/d/0B_BTERaT9bWOVWJzMVY2T2w1eDQ/edit">
            <text:p><text:a xlink:href="https://docs.google.com/file/d/0B_BTERaT9bWOVWJzMVY2T2w1eDQ/edit">https://docs.google.com/file/d/0B_BTERaT9bWOVWJzMVY2T2w1eDQ/edit</text:a></text:p>
          </table:table-cell>
        </table:table-row>
        <table:table-row table:style-name="ro2">
          <table:table-cell table:style-name="ce40" office:value-type="string">
            <text:p>Tripod Mount</text:p>
          </table:table-cell>
          <table:table-cell table:style-name="ce23" table:formula="of:=([.C26]/[.C36])" office:value-type="string">
            <text:p>0.21%</text:p>
          </table:table-cell>
          <table:table-cell table:style-name="ce26" office:value-type="float" office:value="28.09">
            <text:p>28.09</text:p>
          </table:table-cell>
          <table:table-cell table:number-columns-repeated="5"/>
          <table:table-cell table:style-name="ce42" office:value-type="string" office:value="https://docs.google.com/file/d/1odDdRLY-gQuRAY3MnAM4dnrD-j7IYe_Vr-8WZrW_GvG35wTn8AmgpWemiH7k_YjaqKwKqls97rwisBem/edit">
            <text:p><text:a xlink:href="https://docs.google.com/file/d/1odDdRLY-gQuRAY3MnAM4dnrD-j7IYe_Vr-8WZrW_GvG35wTn8AmgpWemiH7k_YjaqKwKqls97rwisBem/edit">https://docs.google.com/file/d/1odDdRLY-gQuRAY3MnAM4dnrD-j7IYe_Vr-8WZrW_GvG35wTn8AmgpWemiH7k_YjaqKwKqls97rwisBem/edit</text:a></text:p>
          </table:table-cell>
        </table:table-row>
        <table:table-row table:style-name="ro2">
          <table:table-cell table:style-name="ce40" office:value-type="string">
            <text:p>Printing Costs </text:p>
          </table:table-cell>
          <table:table-cell table:style-name="ce23" table:formula="of:=([.C27]/[.C36])" office:value-type="string">
            <text:p>0.00%</text:p>
          </table:table-cell>
        </table:table-row>
        <table:table-row table:style-name="ro2">
          <table:table-cell table:style-name="ce40" office:value-type="string">
            <text:p>Coder Dojo t-shirts</text:p>
          </table:table-cell>
          <table:table-cell/>
          <table:table-cell table:style-name="ce26" office:value-type="float" office:value="95.01">
            <text:p>95.01</text:p>
          </table:table-cell>
          <table:table-cell table:number-columns-repeated="5"/>
          <table:table-cell table:style-name="ce41" office:value-type="string" office:value="https://docs.google.com/file/d/0B_BTERaT9bWORkVUYkctYlRRSlE/edit">
            <text:p><text:a xlink:href="https://docs.google.com/file/d/0B_BTERaT9bWORkVUYkctYlRRSlE/edit">https://docs.google.com/file/d/0B_BTERaT9bWORkVUYkctYlRRSlE/edit</text:a></text:p>
          </table:table-cell>
        </table:table-row>
        <table:table-row table:style-name="ro2">
          <table:table-cell table:style-name="ce40" office:value-type="string">
            <text:p>Projector Rental</text:p>
          </table:table-cell>
          <table:table-cell/>
          <table:table-cell table:style-name="ce26" office:value-type="float" office:value="50">
            <text:p>50</text:p>
          </table:table-cell>
          <table:table-cell table:number-columns-repeated="5"/>
          <table:table-cell table:style-name="ce26" office:value-type="string">
            <text:p>as above</text:p>
          </table:table-cell>
        </table:table-row>
        <table:table-row table:style-name="ro2">
          <table:table-cell table:style-name="ce27"/>
        </table:table-row>
        <table:table-row table:style-name="ro2">
          <table:table-cell table:style-name="ce27"/>
        </table:table-row>
        <table:table-row table:style-name="ro2">
          <table:table-cell table:style-name="ce27"/>
        </table:table-row>
        <table:table-row table:style-name="ro2">
          <table:table-cell table:style-name="ce21" office:value-type="string">
            <text:p>Unallocated</text:p>
          </table:table-cell>
          <table:table-cell table:style-name="ce23" table:formula="of:=([.C33])/([.C36])" office:value-type="string">
            <text:p>84.61%</text:p>
          </table:table-cell>
          <table:table-cell table:style-name="ce29" table:formula="of:=([.C36])-SUM([.C2:.C19])" office:value-type="string">
            <text:p>11295.12</text:p>
          </table:table-cell>
        </table:table-row>
        <table:table-row table:number-rows-repeated="2" table:style-name="ro4"/>
        <table:table-row table:style-name="ro2">
          <table:table-cell table:style-name="ce30" office:value-type="string">
            <text:p>Total additional budget</text:p>
          </table:table-cell>
          <table:table-cell table:style-name="ce31"/>
          <table:table-cell table:style-name="ce32" table:formula="of:=IFERROR(__xludf.DUMMYFUNCTION(&quot;importRange(&quot;&quot;0AvBTERaT9bWOdFpwWkZra2RlM3RPZlpSWXp2d2lUenc&quot;&quot;, &quot;&quot;Overall Costs!D22&quot;&quot;)&quot;),&quot;13350&quot;)" office:value-type="string">
            <text:p>13350</text:p>
          </table:table-cell>
          <table:table-cell table:number-columns-repeated="3" table:style-name="ce33"/>
        </table:table-row>
        <table:table-row table:style-name="ro2">
          <table:table-cell table:style-name="ce22" office:value-type="string">
            <text:p>Total spent</text:p>
          </table:table-cell>
          <table:table-cell table:style-name="ce23" table:formula="of:=([.C37]/[.C36])" office:value-type="string">
            <text:p>21.73%</text:p>
          </table:table-cell>
          <table:table-cell table:style-name="ce28" table:formula="of:=SUM([.C2:.C31])" office:value-type="string">
            <text:p>2,901.5</text:p>
          </table:table-cell>
          <table:table-cell table:style-name="ce27"/>
        </table:table-row>
        <table:table-row table:style-name="ro2">
          <table:table-cell table:style-name="ce34" office:value-type="string">
            <text:p>Total remaining budget (without proposed)</text:p>
          </table:table-cell>
          <table:table-cell table:style-name="ce35" table:formula="of:=([.C38])/([.C36])" office:value-type="string">
            <text:p>78.27%</text:p>
          </table:table-cell>
          <table:table-cell table:style-name="ce36" table:formula="of:=([.C36])-([.C37])" office:value-type="string">
            <text:p>10448.5</text:p>
          </table:table-cell>
          <table:table-cell table:number-columns-repeated="3" table:style-name="ce37"/>
        </table:table-row>
        <table:table-row table:style-name="ro2">
          <table:table-cell table:style-name="ce46" office:value-type="string">
            <text:p>In Kind Below:</text:p>
          </table:table-cell>
          <table:table-cell table:style-name="ce47"/>
          <table:table-cell table:number-columns-repeated="4" table:style-name="ce48"/>
          <table:table-cell table:number-columns-repeated="3" table:style-name="ce49"/>
        </table:table-row>
        <table:table-row table:style-name="ro2">
          <table:table-cell table:style-name="ce50" office:value-type="string">
            <text:p>Stickers</text:p>
          </table:table-cell>
          <table:table-cell table:style-name="ce51"/>
          <table:table-cell table:style-name="ce50" office:value-type="float" office:value="100">
            <text:p>100</text:p>
          </table:table-cell>
          <table:table-cell table:style-name="ce52"/>
          <table:table-cell table:style-name="ce50" office:value-type="string">
            <text:p>Bought</text:p>
          </table:table-cell>
          <table:table-cell table:style-name="ce52"/>
          <table:table-cell table:style-name="ce50" office:value-type="string">
            <text:p>Nadia</text:p>
          </table:table-cell>
          <table:table-cell table:style-name="ce53"/>
          <table:table-cell table:style-name="ce54" office:value-type="string" office:value="https://docs.google.com/file/d/0B_BTERaT9bWOaHVZY0xLQWxqTUE/edit">
            <text:p><text:a xlink:href="https://docs.google.com/file/d/0B_BTERaT9bWOaHVZY0xLQWxqTUE/edit">https://docs.google.com/file/d/0B_BTERaT9bWOaHVZY0xLQWxqTUE/edit</text:a></text:p>
          </table:table-cell>
        </table:table-row>
        <table:table-row table:style-name="ro2">
          <table:table-cell table:style-name="ce52"/>
          <table:table-cell table:style-name="ce51"/>
          <table:table-cell table:number-columns-repeated="4" table:style-name="ce52"/>
          <table:table-cell table:number-columns-repeated="3" table:style-name="ce53"/>
        </table:table-row>
        <table:table-row table:style-name="ro2">
          <table:table-cell table:style-name="ce52"/>
          <table:table-cell table:style-name="ce51"/>
          <table:table-cell table:number-columns-repeated="4" table:style-name="ce52"/>
          <table:table-cell table:number-columns-repeated="3" table:style-name="ce53"/>
        </table:table-row>
      </table:table>
      <table:table table:name="The Special Case of the Kitchen" table:style-name="ta3" table:print="false">
        <office:forms form:automatic-focus="false" form:apply-design-mode="false"/>
        <table:table-column table:style-name="co12" table:default-cell-style-name="ce15"/>
        <table:table-column table:style-name="co3" table:default-cell-style-name="ce15"/>
        <table:table-column table:style-name="co9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11" table:default-cell-style-name="ce15" table:number-columns-repeated="250"/>
        <table:table-row table:style-name="ro2">
          <table:table-cell table:style-name="ce21" office:value-type="string">
            <text:p>Item</text:p>
          </table:table-cell>
          <table:table-cell table:style-name="ce21" office:value-type="string">
            <text:p>Cost</text:p>
          </table:table-cell>
          <table:table-cell table:style-name="ce21" office:value-type="string">
            <text:p>Shipping</text:p>
          </table:table-cell>
          <table:table-cell table:style-name="ce21" office:value-type="string">
            <text:p>Link</text:p>
          </table:table-cell>
          <table:table-cell table:number-columns-repeated="2" table:style-name="ce55"/>
        </table:table-row>
        <table:table-row table:style-name="ro2">
          <table:table-cell table:style-name="ce22" office:value-type="string">
            <text:p>Induction (local) stove</text:p>
          </table:table-cell>
          <table:table-cell table:style-name="ce56" office:value-type="float" office:value="427">
            <text:p>427.</text:p>
          </table:table-cell>
          <table:table-cell table:style-name="ce56" office:value-type="string">
            <text:p>N/A</text:p>
          </table:table-cell>
          <table:table-cell table:number-columns-repeated="3" table:style-name="ce27"/>
        </table:table-row>
        <table:table-row table:style-name="ro2">
          <table:table-cell table:style-name="ce22" office:value-type="string">
            <text:p>Induction (local, online) stove</text:p>
          </table:table-cell>
          <table:table-cell table:style-name="ce56" office:value-type="float" office:value="279">
            <text:p>279.</text:p>
          </table:table-cell>
          <table:table-cell table:style-name="ce56" office:value-type="float" office:value="4.9">
            <text:p>4.9</text:p>
          </table:table-cell>
          <table:table-cell table:style-name="ce24" office:value-type="string" office:value="http://www.caso-shop.com/Caso-Pro-3500-induction-cooker/details_040_4038437023657.htm">
            <text:p><text:a xlink:href="http://www.caso-shop.com/Caso-Pro-3500-induction-cooker/details_040_4038437023657.htm">http://www.caso-shop.com/Caso-Pro-3500-induction-cooker/details_040_4038437023657.htm</text:a></text:p>
          </table:table-cell>
          <table:table-cell table:number-columns-repeated="2" table:style-name="ce27"/>
        </table:table-row>
        <table:table-row table:style-name="ro2">
          <table:table-cell table:style-name="ce22" office:value-type="string">
            <text:p>Piastra ad induzione monofase IK35</text:p>
          </table:table-cell>
          <table:table-cell table:style-name="ce56" office:value-type="float" office:value="201.51">
            <text:p>201.51</text:p>
          </table:table-cell>
          <table:table-cell table:style-name="ce56" office:value-type="float" office:value="22">
            <text:p>22.</text:p>
          </table:table-cell>
          <table:table-cell table:style-name="ce24" office:value-type="string" office:value="http://www.amazon.it/Piastra-induzione-monofase-IK35-Bartscher/dp/B000Q86FIM">
            <text:p><text:a xlink:href="http://www.amazon.it/Piastra-induzione-monofase-IK35-Bartscher/dp/B000Q86FIM">http://www.amazon.it/Piastra-induzione-monofase-IK35-Bartscher/dp/B000Q86FIM</text:a></text:p>
          </table:table-cell>
          <table:table-cell table:number-columns-repeated="2" table:style-name="ce27"/>
        </table:table-row>
        <table:table-row table:style-name="ro2">
          <table:table-cell table:style-name="ce22" office:value-type="string">
            <text:p>Single-phase induction plate</text:p>
          </table:table-cell>
          <table:table-cell table:style-name="ce56" office:value-type="float" office:value="235.76">
            <text:p>235.76</text:p>
          </table:table-cell>
          <table:table-cell table:style-name="ce56" office:value-type="float" office:value="22">
            <text:p>22.</text:p>
          </table:table-cell>
          <table:table-cell table:style-name="ce24" office:value-type="string" office:value="http://www.amazon.it/Piastra-induzione-monofase-IK35S-Batscher/dp/B001N8W2MC/ref=pd_sim_sbs_k_10?ie=UTF8&amp;refRID=024DNCASCE19BBPS6PFV">
            <text:p><text:a xlink:href="http://www.amazon.it/Piastra-induzione-monofase-IK35S-Batscher/dp/B001N8W2MC/ref=pd_sim_sbs_k_10?ie=UTF8&amp;refRID=024DNCASCE19BBPS6PFV">http://www.amazon.it/Piastra-induzione-monofase-IK35S-Batscher/dp/B001N8W2MC/ref=pd_sim_sbs_k_10?ie=UTF8&amp;refRID=024DNCASCE19BBPS6PFV</text:a></text:p>
          </table:table-cell>
          <table:table-cell table:number-columns-repeated="2" table:style-name="ce27"/>
        </table:table-row>
        <table:table-row table:style-name="ro2">
          <table:table-cell table:style-name="ce22" office:value-type="string">
            <text:p>Steel pot (25 lt)</text:p>
          </table:table-cell>
          <table:table-cell table:style-name="ce56" office:value-type="float" office:value="120.5">
            <text:p>120.5</text:p>
          </table:table-cell>
          <table:table-cell table:style-name="ce56" office:value-type="string">
            <text:p>Not included</text:p>
          </table:table-cell>
          <table:table-cell table:style-name="ce24" office:value-type="string" office:value="http://www.pentoleprofessionali.it/pentola-alta-in-acciaio-inox-per-induzione-con-due-maniglie-inox-20167">
            <text:p><text:a xlink:href="http://www.pentoleprofessionali.it/pentola-alta-in-acciaio-inox-per-induzione-con-due-maniglie-inox-20167">http://www.pentoleprofessionali.it/pentola-alta-in-acciaio-inox-per-induzione-con-due-maniglie-inox-20167</text:a></text:p>
          </table:table-cell>
          <table:table-cell table:number-columns-repeated="2" table:style-name="ce27"/>
        </table:table-row>
        <table:table-row table:style-name="ro2">
          <table:table-cell table:style-name="ce22" office:value-type="string">
            <text:p>Steel pot (12 lt)</text:p>
          </table:table-cell>
          <table:table-cell table:style-name="ce56" office:value-type="float" office:value="60.5">
            <text:p>60.5</text:p>
          </table:table-cell>
          <table:table-cell table:style-name="ce56" office:value-type="string">
            <text:p>Not included</text:p>
          </table:table-cell>
          <table:table-cell table:style-name="ce24" office:value-type="string" office:value="http://www.pentoleprofessionali.it/casseruola-bassa-in-acciaio-per-induzione-inox-con-due-maniglie-inox-20543">
            <text:p><text:a xlink:href="http://www.pentoleprofessionali.it/casseruola-bassa-in-acciaio-per-induzione-inox-con-due-maniglie-inox-20543">http://www.pentoleprofessionali.it/casseruola-bassa-in-acciaio-per-induzione-inox-con-due-maniglie-inox-20543</text:a></text:p>
          </table:table-cell>
          <table:table-cell table:number-columns-repeated="2" table:style-name="ce27"/>
        </table:table-row>
        <table:table-row table:style-name="ro2">
          <table:table-cell table:style-name="ce22" office:value-type="string">
            <text:p>Steel pan (4 lt)</text:p>
          </table:table-cell>
          <table:table-cell table:style-name="ce56" office:value-type="float" office:value="47.5">
            <text:p>47.5</text:p>
          </table:table-cell>
          <table:table-cell table:style-name="ce56" office:value-type="string">
            <text:p>Not included</text:p>
          </table:table-cell>
          <table:table-cell table:style-name="ce24" office:value-type="string" office:value="http://www.pentoleprofessionali.it/tegame-in-acciaio-inox-per-induzione-con-due-maniglie-inox-22235">
            <text:p><text:a xlink:href="http://www.pentoleprofessionali.it/tegame-in-acciaio-inox-per-induzione-con-due-maniglie-inox-22235">http://www.pentoleprofessionali.it/tegame-in-acciaio-inox-per-induzione-con-due-maniglie-inox-22235</text:a></text:p>
          </table:table-cell>
          <table:table-cell table:number-columns-repeated="2" table:style-name="ce27"/>
        </table:table-row>
        <table:table-row table:style-name="ro2">
          <table:table-cell table:style-name="ce27"/>
          <table:table-cell table:number-columns-repeated="2" table:style-name="ce57"/>
          <table:table-cell/>
          <table:table-cell table:number-columns-repeated="2" table:style-name="ce27"/>
        </table:table-row>
        <table:table-row table:style-name="ro2">
          <table:table-cell table:style-name="ce27"/>
          <table:table-cell table:number-columns-repeated="2" table:style-name="ce57"/>
          <table:table-cell/>
          <table:table-cell table:number-columns-repeated="2" table:style-name="ce27"/>
        </table:table-row>
        <table:table-row table:style-name="ro2">
          <table:table-cell table:style-name="ce27"/>
          <table:table-cell table:number-columns-repeated="2" table:style-name="ce57"/>
          <table:table-cell table:number-columns-repeated="3" table:style-name="ce27"/>
        </table:table-row>
        <table:table-row table:style-name="ro2">
          <table:table-cell table:style-name="ce27"/>
          <table:table-cell table:number-columns-repeated="3"/>
          <table:table-cell table:number-columns-repeated="2" table:style-name="ce27"/>
        </table:table-row>
        <table:table-row table:style-name="ro2">
          <table:table-cell table:style-name="ce27"/>
          <table:table-cell table:number-columns-repeated="3"/>
          <table:table-cell table:number-columns-repeated="2" table:style-name="ce27"/>
        </table:table-row>
        <table:table-row table:style-name="ro2">
          <table:table-cell table:style-name="ce27"/>
          <table:table-cell table:number-columns-repeated="3"/>
          <table:table-cell table:number-columns-repeated="2" table:style-name="ce27"/>
        </table:table-row>
        <table:table-row table:style-name="ro2">
          <table:table-cell table:style-name="ce27"/>
          <table:table-cell table:number-columns-repeated="3"/>
          <table:table-cell table:number-columns-repeated="2" table:style-name="ce27"/>
        </table:table-row>
        <table:table-row table:style-name="ro2">
          <table:table-cell table:style-name="ce55"/>
          <table:table-cell table:style-name="ce23"/>
          <table:table-cell table:style-name="ce27"/>
        </table:table-row>
        <table:table-row table:number-rows-repeated="3" table:style-name="ro7"/>
        <table:table-row table:style-name="ro2">
          <table:table-cell table:style-name="ce27"/>
          <table:table-cell table:style-name="ce23"/>
          <table:table-cell table:style-name="ce27"/>
        </table:table-row>
        <table:table-row table:style-name="ro2">
          <table:table-cell table:style-name="ce55"/>
          <table:table-cell table:style-name="ce58"/>
          <table:table-cell table:style-name="ce55"/>
        </table:table-row>
        <table:table-row table:style-name="ro2">
          <table:table-cell table:number-columns-repeated="3" table:style-name="ce27"/>
        </table:table-row>
        <table:table-row table:style-name="ro3"/>
        <table:table-row table:style-name="ro2">
          <table:table-cell table:style-name="ce27"/>
        </table:table-row>
      </table:table>
      <table:table table:name="Tracking Ben's Expenses" table:style-name="ta4" table:print="false">
        <office:forms form:automatic-focus="false" form:apply-design-mode="false"/>
        <table:table-column table:style-name="co9" table:number-columns-repeated="20" table:default-cell-style-name="ce15"/>
        <table:table-column table:style-name="co13" table:default-cell-style-name="ce15" table:number-columns-repeated="236"/>
        <table:table-row table:style-name="ro2">
          <table:table-cell table:style-name="ce26" office:value-type="string">
            <text:p>Total</text:p>
          </table:table-cell>
          <table:table-cell table:style-name="ce45" table:formula="of:=SUM([.C4:.C86])" office:value-type="string">
            <text:p>686.14</text:p>
          </table:table-cell>
        </table:table-row>
        <table:table-row table:number-rows-repeated="1" table:style-name="ro8"/>
        <table:table-row table:style-name="ro2">
          <table:table-cell table:style-name="ce46" office:value-type="string">
            <text:p>Item</text:p>
          </table:table-cell>
          <table:table-cell table:style-name="ce46" office:value-type="string">
            <text:p>Date</text:p>
          </table:table-cell>
          <table:table-cell table:style-name="ce46" office:value-type="string">
            <text:p>Cost Euro</text:p>
          </table:table-cell>
        </table:table-row>
        <table:table-row table:style-name="ro2">
          <table:table-cell table:style-name="ce26" office:value-type="string">
            <text:p>Ghost Subscription</text:p>
          </table:table-cell>
          <table:table-cell table:style-name="ce26" office:value-type="string">
            <text:p>March</text:p>
          </table:table-cell>
          <table:table-cell table:style-name="ce26" office:value-type="float" office:value="12.01">
            <text:p>12.01</text:p>
          </table:table-cell>
        </table:table-row>
        <table:table-row table:style-name="ro2">
          <table:table-cell table:style-name="ce26" office:value-type="string">
            <text:p>Ghost Subscription</text:p>
          </table:table-cell>
          <table:table-cell table:style-name="ce26" office:value-type="string">
            <text:p>April</text:p>
          </table:table-cell>
          <table:table-cell table:style-name="ce26" office:value-type="float" office:value="12.01">
            <text:p>12.01</text:p>
          </table:table-cell>
        </table:table-row>
        <table:table-row table:style-name="ro2">
          <table:table-cell table:style-name="ce26" office:value-type="string">
            <text:p>Ghost Subscription</text:p>
          </table:table-cell>
          <table:table-cell table:style-name="ce26" office:value-type="string">
            <text:p>May</text:p>
          </table:table-cell>
          <table:table-cell table:style-name="ce26" office:value-type="float" office:value="12.01">
            <text:p>12.01</text:p>
          </table:table-cell>
        </table:table-row>
        <table:table-row table:style-name="ro2">
          <table:table-cell table:style-name="ce26" office:value-type="string">
            <text:p>Ghost Subscription</text:p>
          </table:table-cell>
          <table:table-cell table:style-name="ce26" office:value-type="string">
            <text:p>June</text:p>
          </table:table-cell>
          <table:table-cell table:style-name="ce26" office:value-type="float" office:value="12.01">
            <text:p>12.01</text:p>
          </table:table-cell>
        </table:table-row>
        <table:table-row table:style-name="ro2">
          <table:table-cell table:style-name="ce26" office:value-type="string">
            <text:p>Ghost Subscription</text:p>
          </table:table-cell>
          <table:table-cell table:style-name="ce26" office:value-type="string">
            <text:p>July</text:p>
          </table:table-cell>
          <table:table-cell table:style-name="ce26" office:value-type="float" office:value="12.01">
            <text:p>12.01</text:p>
          </table:table-cell>
        </table:table-row>
        <table:table-row table:style-name="ro2">
          <table:table-cell table:style-name="ce26" office:value-type="string">
            <text:p>Ghost Subscription</text:p>
          </table:table-cell>
          <table:table-cell table:style-name="ce26" office:value-type="string">
            <text:p>August</text:p>
          </table:table-cell>
          <table:table-cell table:style-name="ce26" office:value-type="float" office:value="12.01">
            <text:p>12.01</text:p>
          </table:table-cell>
        </table:table-row>
        <table:table-row table:style-name="ro2">
          <table:table-cell table:style-name="ce26" office:value-type="string">
            <text:p>Ghost Subscription</text:p>
          </table:table-cell>
          <table:table-cell table:style-name="ce26" office:value-type="string">
            <text:p>Sept</text:p>
          </table:table-cell>
          <table:table-cell table:style-name="ce26" office:value-type="float" office:value="12.01">
            <text:p>12.01</text:p>
          </table:table-cell>
        </table:table-row>
        <table:table-row table:style-name="ro2">
          <table:table-cell table:style-name="ce26" office:value-type="string">
            <text:p>Domains</text:p>
          </table:table-cell>
          <table:table-cell/>
          <table:table-cell table:style-name="ce26" office:value-type="float" office:value="33.35">
            <text:p>33.35</text:p>
          </table:table-cell>
        </table:table-row>
        <table:table-row table:style-name="ro2">
          <table:table-cell table:style-name="ce41" office:value-type="string" office:value="matera.io">
            <text:p><text:a xlink:href="http://matera.io">matera.io</text:a></text:p>
          </table:table-cell>
          <table:table-cell/>
          <table:table-cell table:style-name="ce26" office:value-type="float" office:value="44.72">
            <text:p>44.72</text:p>
          </table:table-cell>
        </table:table-row>
        <table:table-row table:style-name="ro2">
          <table:table-cell table:style-name="ce26" office:value-type="string">
            <text:p>Travel+</text:p>
          </table:table-cell>
          <table:table-cell/>
          <table:table-cell table:style-name="ce26" office:value-type="float" office:value="437">
            <text:p>437</text:p>
          </table:table-cell>
        </table:table-row>
        <table:table-row table:style-name="ro2">
          <table:table-cell table:style-name="ce26" office:value-type="string">
            <text:p>hosting</text:p>
          </table:table-cell>
          <table:table-cell/>
          <table:table-cell table:style-name="ce26" office:value-type="float" office:value="50">
            <text:p>50</text:p>
          </table:table-cell>
        </table:table-row>
        <table:table-row table:style-name="ro2">
          <table:table-cell table:style-name="ce26" office:value-type="string">
            <text:p>random costs (house stuff not reimbursed)</text:p>
          </table:table-cell>
          <table:table-cell/>
          <table:table-cell table:style-name="ce26" office:value-type="float" office:value="37">
            <text:p>37</text:p>
          </table:table-cell>
        </table:table-row>
      </table:table>
      <table:table table:name="Summary of First Payment" table:style-name="ta5" table:print="false">
        <office:forms form:automatic-focus="false" form:apply-design-mode="false"/>
        <table:table-column table:style-name="co15" table:default-cell-style-name="ce15"/>
        <table:table-column table:style-name="co9" table:number-columns-repeated="3" table:default-cell-style-name="ce15"/>
        <table:table-column table:style-name="co16" table:default-cell-style-name="ce15"/>
        <table:table-column table:style-name="co17" table:default-cell-style-name="ce15"/>
        <table:table-column table:style-name="co9" table:number-columns-repeated="10" table:default-cell-style-name="ce15"/>
        <table:table-column table:style-name="co14" table:default-cell-style-name="ce15" table:number-columns-repeated="240"/>
        <table:table-row table:style-name="ro2">
          <table:table-cell table:style-name="ce59" office:value-type="string">
            <text:p>Running Total</text:p>
          </table:table-cell>
          <table:table-cell table:style-name="ce60" table:formula="of:=SUM([.C4:.C82])" office:value-type="string">
            <text:p>13862.72</text:p>
          </table:table-cell>
        </table:table-row>
        <table:table-row table:number-rows-repeated="1" table:style-name="ro9"/>
        <table:table-row table:style-name="ro2">
          <table:table-cell table:style-name="ce38" office:value-type="string">
            <text:p>Line Item</text:p>
          </table:table-cell>
          <table:table-cell table:style-name="ce38" office:value-type="string">
            <text:p>What</text:p>
          </table:table-cell>
          <table:table-cell table:style-name="ce38" office:value-type="string">
            <text:p>Cost</text:p>
          </table:table-cell>
          <table:table-cell table:style-name="ce38" office:value-type="string">
            <text:p>Link</text:p>
          </table:table-cell>
          <table:table-cell table:style-name="ce39" office:value-type="string">
            <text:p>Invoices</text:p>
          </table:table-cell>
          <table:table-cell table:style-name="ce39" office:value-type="string">
            <text:p>Accompanying Paper Work</text:p>
          </table:table-cell>
          <table:table-cell table:style-name="ce61" office:value-type="string">
            <text:p>Conversion Rates</text:p>
          </table:table-cell>
        </table:table-row>
        <table:table-row table:style-name="ro2">
          <table:table-cell table:style-name="ce22" office:value-type="string">
            <text:p>Energy power meter: Compre show</text:p>
          </table:table-cell>
          <table:table-cell table:style-name="ce22" office:value-type="string">
            <text:p>Amazon IT</text:p>
          </table:table-cell>
          <table:table-cell table:style-name="ce22" office:value-type="float" office:value="14.19">
            <text:p>14.19</text:p>
          </table:table-cell>
          <table:table-cell table:style-name="ce24" office:value-type="string" office:value="http://www.amazon.it/Contatore-Elettrico-Misuratore-Corrente-Tensione/dp/B00E370K24/ref=sr_1_4?ie=UTF8&amp;qid=1393249768&amp;sr=8-4&amp;keywords=consumo+elettrico">
            <text:p><text:a xlink:href="http://www.amazon.it/Contatore-Elettrico-Misuratore-Corrente-Tensione/dp/B00E370K24/ref=sr_1_4?ie=UTF8&amp;qid=1393249768&amp;sr=8-4&amp;keywords=consumo+elettrico">http://www.amazon.it/Contatore-Elettrico-Misuratore-Corrente-Tensione/dp/B00E370K24/ref=sr_1_4?ie=UTF8&amp;qid=1393249768&amp;sr=8-4&amp;keywords=consumo+elettrico</text:a></text:p>
          </table:table-cell>
          <table:table-cell table:style-name="ce41" office:value-type="string" office:value="https://docs.google.com/file/d/0B_BTERaT9bWOOGQwVi15dklMX2s/edit">
            <text:p><text:a xlink:href="https://docs.google.com/file/d/0B_BTERaT9bWOOGQwVi15dklMX2s/edit">https://docs.google.com/file/d/0B_BTERaT9bWOOGQwVi15dklMX2s/edit</text:a></text:p>
          </table:table-cell>
        </table:table-row>
        <table:table-row table:style-name="ro2">
          <table:table-cell table:style-name="ce22" office:value-type="string">
            <text:p>Printer: Label printer QL-720NW</text:p>
          </table:table-cell>
          <table:table-cell table:style-name="ce22" office:value-type="string">
            <text:p>Amazon IT</text:p>
          </table:table-cell>
          <table:table-cell table:style-name="ce22" office:value-type="float" office:value="114.99">
            <text:p>114.99</text:p>
          </table:table-cell>
          <table:table-cell table:style-name="ce24" office:value-type="string" office:value="http://www.amazon.it/Brother-QL720NWZG1-QL-720NW-LABEL-PRINTER/dp/B008RXS4P0/ref=pd_sim_sbs_ce_2?ie=UTF8&amp;refRID=0YMXS59ZJFD4HFN8GPN4">
            <text:p><text:a xlink:href="http://www.amazon.it/Brother-QL720NWZG1-QL-720NW-LABEL-PRINTER/dp/B008RXS4P0/ref=pd_sim_sbs_ce_2?ie=UTF8&amp;refRID=0YMXS59ZJFD4HFN8GPN4">http://www.amazon.it/Brother-QL720NWZG1-QL-720NW-LABEL-PRINTER/dp/B008RXS4P0/ref=pd_sim_sbs_ce_2?ie=UTF8&amp;refRID=0YMXS59ZJFD4HFN8GPN4</text:a></text:p>
          </table:table-cell>
          <table:table-cell table:style-name="ce41" office:value-type="string" office:value="https://docs.google.com/file/d/0B_BTERaT9bWOQWE1UWlnMk0xUzA/edit">
            <text:p><text:a xlink:href="https://docs.google.com/file/d/0B_BTERaT9bWOQWE1UWlnMk0xUzA/edit">https://docs.google.com/file/d/0B_BTERaT9bWOQWE1UWlnMk0xUzA/edit</text:a></text:p>
          </table:table-cell>
          <table:table-cell table:style-name="ce41" office:value-type="string" office:value="https://docs.google.com/file/d/0B_BTERaT9bWOT2ZsVXNSTS14N0U/edit">
            <text:p><text:a xlink:href="https://docs.google.com/file/d/0B_BTERaT9bWOT2ZsVXNSTS14N0U/edit">https://docs.google.com/file/d/0B_BTERaT9bWOT2ZsVXNSTS14N0U/edit</text:a></text:p>
          </table:table-cell>
        </table:table-row>
        <table:table-row table:style-name="ro2">
          <table:table-cell table:style-name="ce22" office:value-type="string">
            <text:p>Projector: Epson EH-TW550 LCD</text:p>
          </table:table-cell>
          <table:table-cell table:style-name="ce22" office:value-type="string">
            <text:p>Amazon IT</text:p>
          </table:table-cell>
          <table:table-cell table:style-name="ce22" office:value-type="float" office:value="558.41">
            <text:p>558.41</text:p>
          </table:table-cell>
          <table:table-cell table:style-name="ce24" office:value-type="string" office:value="http://www.amazon.it/Epson-EH-TW550-LCD-PSI-Videoproiettore/dp/B009JYY0T0/ref=sr_1_1?s=electronics&amp;ie=UTF8&amp;qid=1393323032&amp;sr=1-1&amp;keywords=epson+proiettore">
            <text:p><text:a xlink:href="http://www.amazon.it/Epson-EH-TW550-LCD-PSI-Videoproiettore/dp/B009JYY0T0/ref=sr_1_1?s=electronics&amp;ie=UTF8&amp;qid=1393323032&amp;sr=1-1&amp;keywords=epson+proiettore">http://www.amazon.it/Epson-EH-TW550-LCD-PSI-Videoproiettore/dp/B009JYY0T0/ref=sr_1_1?s=electronics&amp;ie=UTF8&amp;qid=1393323032&amp;sr=1-1&amp;keywords=epson+proiettore</text:a></text:p>
          </table:table-cell>
          <table:table-cell table:style-name="ce41" office:value-type="string" office:value="https://docs.google.com/file/d/0B_BTERaT9bWOYUE4aWVUcHYyYTg/edit">
            <text:p><text:a xlink:href="https://docs.google.com/file/d/0B_BTERaT9bWOYUE4aWVUcHYyYTg/edit">https://docs.google.com/file/d/0B_BTERaT9bWOYUE4aWVUcHYyYTg/edit</text:a></text:p>
          </table:table-cell>
        </table:table-row>
        <table:table-row table:style-name="ro2">
          <table:table-cell table:style-name="ce22" office:value-type="string">
            <text:p>White board </text:p>
          </table:table-cell>
          <table:table-cell table:style-name="ce22" office:value-type="string">
            <text:p>Amazon IT</text:p>
          </table:table-cell>
          <table:table-cell table:style-name="ce26" office:value-type="float" office:value="77">
            <text:p>77</text:p>
          </table:table-cell>
          <table:table-cell table:style-name="ce41" office:value-type="string" office:value="http://www.amazon.it/gp/product/B0072IHF0G/ref=oh_details_o03_s00_i00?ie=UTF8&amp;psc=1">
            <text:p><text:a xlink:href="http://www.amazon.it/gp/product/B0072IHF0G/ref=oh_details_o03_s00_i00?ie=UTF8&amp;psc=1">http://www.amazon.it/gp/product/B0072IHF0G/ref=oh_details_o03_s00_i00?ie=UTF8&amp;psc=1</text:a></text:p>
          </table:table-cell>
          <table:table-cell table:style-name="ce41" office:value-type="string" office:value="https://docs.google.com/file/d/0B_BTERaT9bWOQWE1UWlnMk0xUzA/edit">
            <text:p><text:a xlink:href="https://docs.google.com/file/d/0B_BTERaT9bWOQWE1UWlnMk0xUzA/edit">https://docs.google.com/file/d/0B_BTERaT9bWOQWE1UWlnMk0xUzA/edit</text:a></text:p>
          </table:table-cell>
          <table:table-cell table:style-name="ce41" office:value-type="string" office:value="https://docs.google.com/file/d/0B_BTERaT9bWOU0hNellQTWlxWVk/edit">
            <text:p><text:a xlink:href="https://docs.google.com/file/d/0B_BTERaT9bWOU0hNellQTWlxWVk/edit">https://docs.google.com/file/d/0B_BTERaT9bWOU0hNellQTWlxWVk/edit</text:a></text:p>
          </table:table-cell>
        </table:table-row>
        <table:table-row table:style-name="ro2">
          <table:table-cell table:style-name="ce22" office:value-type="string">
            <text:p>Speakers</text:p>
          </table:table-cell>
          <table:table-cell table:style-name="ce22" office:value-type="string">
            <text:p>Amazon IT</text:p>
          </table:table-cell>
          <table:table-cell table:style-name="ce26" office:value-type="float" office:value="169">
            <text:p>169</text:p>
          </table:table-cell>
          <table:table-cell table:style-name="ce42" office:value-type="string" office:value="http://www.amazon.it/gp/product/B005L3Y9GC/ref=s9_simh_gw_p147_d0_i3?pf_rd_m=A11IL2PNWYJU7H&amp;pf_rd_s=center-2&amp;pf_rd_r=0V6QMW9PH3RFKCBQ88J5&amp;pf_rd_t=101&amp;pf_rd_p=451014987&amp;pf_rd_i=426865031">
            <text:p><text:a xlink:href="http://www.amazon.it/gp/product/B005L3Y9GC/ref=s9_simh_gw_p147_d0_i3?pf_rd_m=A11IL2PNWYJU7H&amp;pf_rd_s=center-2&amp;pf_rd_r=0V6QMW9PH3RFKCBQ88J5&amp;pf_rd_t=101&amp;pf_rd_p=451014987&amp;pf_rd_i=426865031">http://www.amazon.it/gp/product/B005L3Y9GC/ref=s9_simh_gw_p147_d0_i3?pf_rd_m=A11IL2PNWYJU7H&amp;pf_rd_s=center-2&amp;pf_rd_r=0V6QMW9PH3RFKCBQ88J5&amp;pf_rd_t=101&amp;pf_rd_p=451014987&amp;pf_rd_i=426865031</text:a></text:p>
          </table:table-cell>
          <table:table-cell table:style-name="ce41" office:value-type="string" office:value="https://docs.google.com/file/d/0B_BTERaT9bWOQWE1UWlnMk0xUzA/edit">
            <text:p><text:a xlink:href="https://docs.google.com/file/d/0B_BTERaT9bWOQWE1UWlnMk0xUzA/edit">https://docs.google.com/file/d/0B_BTERaT9bWOQWE1UWlnMk0xUzA/edit</text:a></text:p>
          </table:table-cell>
          <table:table-cell table:style-name="ce41" office:value-type="string" office:value="https://docs.google.com/file/d/0B_BTERaT9bWOR0l1VHpROFdtVFk/edit">
            <text:p><text:a xlink:href="https://docs.google.com/file/d/0B_BTERaT9bWOR0l1VHpROFdtVFk/edit">https://docs.google.com/file/d/0B_BTERaT9bWOR0l1VHpROFdtVFk/edit</text:a></text:p>
          </table:table-cell>
        </table:table-row>
        <table:table-row table:style-name="ro2">
          <table:table-cell table:style-name="ce22" office:value-type="string">
            <text:p>HDMI Cable 3m</text:p>
          </table:table-cell>
          <table:table-cell table:style-name="ce22" office:value-type="string">
            <text:p>Amazon IT</text:p>
          </table:table-cell>
          <table:table-cell table:style-name="ce26" office:value-type="float" office:value="13.99">
            <text:p>13.99</text:p>
          </table:table-cell>
          <table:table-cell table:style-name="ce42" office:value-type="string" office:value="http://www.amazon.it/gp/product/B003L1ZYYW/ref=oh_details_o01_s00_i00?ie=UTF8&amp;psc=1">
            <text:p><text:a xlink:href="http://www.amazon.it/gp/product/B003L1ZYYW/ref=oh_details_o01_s00_i00?ie=UTF8&amp;psc=1">http://www.amazon.it/gp/product/B003L1ZYYW/ref=oh_details_o01_s00_i00?ie=UTF8&amp;psc=1</text:a></text:p>
          </table:table-cell>
          <table:table-cell table:style-name="ce41" office:value-type="string" office:value="https://docs.google.com/file/d/0B_BTERaT9bWOTi1xdy1FUmdsdUE/edit">
            <text:p><text:a xlink:href="https://docs.google.com/file/d/0B_BTERaT9bWOTi1xdy1FUmdsdUE/edit">https://docs.google.com/file/d/0B_BTERaT9bWOTi1xdy1FUmdsdUE/edit</text:a></text:p>
          </table:table-cell>
        </table:table-row>
        <table:table-row table:style-name="ro2">
          <table:table-cell table:style-name="ce22" office:value-type="string">
            <text:p>Open Energy Monitor</text:p>
          </table:table-cell>
          <table:table-cell table:style-name="ce22" office:value-type="string">
            <text:p>OEM</text:p>
          </table:table-cell>
          <table:table-cell table:style-name="ce26" office:value-type="float" office:value="213.53">
            <text:p>213.53</text:p>
          </table:table-cell>
          <table:table-cell/>
          <table:table-cell table:style-name="ce41" office:value-type="string" office:value="https://docs.google.com/file/d/0B_BTERaT9bWOaHVZY0xLQWxqTUE/edit">
            <text:p><text:a xlink:href="https://docs.google.com/file/d/0B_BTERaT9bWOaHVZY0xLQWxqTUE/edit">https://docs.google.com/file/d/0B_BTERaT9bWOaHVZY0xLQWxqTUE/edit</text:a></text:p>
          </table:table-cell>
          <table:table-cell table:style-name="ce41" office:value-type="string" office:value="https://docs.google.com/file/d/0B_BTERaT9bWOTTlBSnNCVXgtS05MNEhobEVHQTl4U1JSSTg4/edit">
            <text:p><text:a xlink:href="https://docs.google.com/file/d/0B_BTERaT9bWOTTlBSnNCVXgtS05MNEhobEVHQTl4U1JSSTg4/edit">https://docs.google.com/file/d/0B_BTERaT9bWOTTlBSnNCVXgtS05MNEhobEVHQTl4U1JSSTg4/edit</text:a></text:p>
          </table:table-cell>
          <table:table-cell table:style-name="ce41" office:value-type="string" office:value="https://docs.google.com/file/d/0B_BTERaT9bWObVJlMDJoeWNISXc/edit">
            <text:p><text:a xlink:href="https://docs.google.com/file/d/0B_BTERaT9bWObVJlMDJoeWNISXc/edit">https://docs.google.com/file/d/0B_BTERaT9bWObVJlMDJoeWNISXc/edit</text:a></text:p>
          </table:table-cell>
        </table:table-row>
        <table:table-row table:style-name="ro2">
          <table:table-cell table:style-name="ce22" office:value-type="string">
            <text:p>Whiteboard markers and scotch tape</text:p>
          </table:table-cell>
          <table:table-cell table:style-name="ce22" office:value-type="string">
            <text:p>Amazon IT</text:p>
          </table:table-cell>
          <table:table-cell table:style-name="ce26" office:value-type="float" office:value="1.9">
            <text:p>1.9</text:p>
          </table:table-cell>
          <table:table-cell/>
          <table:table-cell table:style-name="ce41" office:value-type="string" office:value="https://docs.google.com/file/d/0B_BTERaT9bWOaHVZY0xLQWxqTUE/edit">
            <text:p><text:a xlink:href="https://docs.google.com/file/d/0B_BTERaT9bWOaHVZY0xLQWxqTUE/edit">https://docs.google.com/file/d/0B_BTERaT9bWOaHVZY0xLQWxqTUE/edit</text:a></text:p>
          </table:table-cell>
        </table:table-row>
        <table:table-row table:style-name="ro2">
          <table:table-cell table:style-name="ce26" office:value-type="string">
            <text:p>Whiteboard Markers </text:p>
          </table:table-cell>
          <table:table-cell table:style-name="ce22" office:value-type="string">
            <text:p>Amazon IT</text:p>
          </table:table-cell>
          <table:table-cell table:style-name="ce26" office:value-type="float" office:value="8.09">
            <text:p>8.09</text:p>
          </table:table-cell>
          <table:table-cell/>
          <table:table-cell table:style-name="ce41" office:value-type="string" office:value="https://docs.google.com/file/d/0B_BTERaT9bWOZXduMk9JaklyeUU/edit">
            <text:p><text:a xlink:href="https://docs.google.com/file/d/0B_BTERaT9bWOZXduMk9JaklyeUU/edit">https://docs.google.com/file/d/0B_BTERaT9bWOZXduMk9JaklyeUU/edit</text:a></text:p>
          </table:table-cell>
        </table:table-row>
        <table:table-row table:style-name="ro2">
          <table:table-cell table:style-name="ce22" office:value-type="string">
            <text:p>Raspberry Pi Case, DLink Hub, TB HDD</text:p>
          </table:table-cell>
          <table:table-cell table:style-name="ce22" office:value-type="string">
            <text:p>Amazon IT</text:p>
          </table:table-cell>
          <table:table-cell table:style-name="ce45" table:formula="of:=111.64-12.33" office:value-type="string">
            <text:p>99.31</text:p>
          </table:table-cell>
          <table:table-cell/>
          <table:table-cell table:style-name="ce41" office:value-type="string" office:value="https://docs.google.com/file/d/0B_BTERaT9bWOMGduV0ZVUTh5czg/edit">
            <text:p><text:a xlink:href="https://docs.google.com/file/d/0B_BTERaT9bWOMGduV0ZVUTh5czg/edit">https://docs.google.com/file/d/0B_BTERaT9bWOMGduV0ZVUTh5czg/edit</text:a></text:p>
          </table:table-cell>
        </table:table-row>
        <table:table-row table:style-name="ro2">
          <table:table-cell table:style-name="ce22" office:value-type="string">
            <text:p>OEM parts</text:p>
          </table:table-cell>
          <table:table-cell table:style-name="ce22" office:value-type="string">
            <text:p>OEM</text:p>
          </table:table-cell>
          <table:table-cell table:style-name="ce26" office:value-type="float" office:value="80.51">
            <text:p>80.51</text:p>
          </table:table-cell>
          <table:table-cell/>
          <table:table-cell table:style-name="ce41" office:value-type="string" office:value="https://docs.google.com/file/d/0B_BTERaT9bWORHFkdlhZV1MtR0U/edit">
            <text:p><text:a xlink:href="https://docs.google.com/file/d/0B_BTERaT9bWORHFkdlhZV1MtR0U/edit">https://docs.google.com/file/d/0B_BTERaT9bWORHFkdlhZV1MtR0U/edit</text:a></text:p>
          </table:table-cell>
          <table:table-cell/>
          <table:table-cell table:style-name="ce41" office:value-type="string" office:value="https://docs.google.com/file/d/0B_BTERaT9bWObVJlMDJoeWNISXc/edit">
            <text:p><text:a xlink:href="https://docs.google.com/file/d/0B_BTERaT9bWObVJlMDJoeWNISXc/edit">https://docs.google.com/file/d/0B_BTERaT9bWObVJlMDJoeWNISXc/edit</text:a></text:p>
          </table:table-cell>
        </table:table-row>
        <table:table-row table:style-name="ro2">
          <table:table-cell table:style-name="ce26" office:value-type="string">
            <text:p>Per Diem</text:p>
          </table:table-cell>
          <table:table-cell table:style-name="ce26" office:value-type="string">
            <text:p>Cristiano</text:p>
          </table:table-cell>
          <table:table-cell table:style-name="ce26" office:value-type="float" office:value="400">
            <text:p>400</text:p>
          </table:table-cell>
          <table:table-cell/>
          <table:table-cell table:style-name="ce41" office:value-type="string" office:value="https://docs.google.com/file/d/0B_BTERaT9bWObzI4ektMT0I0RDg/edit">
            <text:p><text:a xlink:href="https://docs.google.com/file/d/0B_BTERaT9bWObzI4ektMT0I0RDg/edit">https://docs.google.com/file/d/0B_BTERaT9bWObzI4ektMT0I0RDg/edit</text:a></text:p>
          </table:table-cell>
        </table:table-row>
        <table:table-row table:style-name="ro2">
          <table:table-cell table:style-name="ce26" office:value-type="string">
            <text:p>Per Diem</text:p>
          </table:table-cell>
          <table:table-cell table:style-name="ce26" office:value-type="string">
            <text:p>Kei</text:p>
          </table:table-cell>
          <table:table-cell table:style-name="ce26" office:value-type="float" office:value="228">
            <text:p>228</text:p>
          </table:table-cell>
          <table:table-cell/>
          <table:table-cell table:style-name="ce41" office:value-type="string" office:value="https://docs.google.com/file/d/0B_BTERaT9bWObzI4ektMT0I0RDg/edit">
            <text:p><text:a xlink:href="https://docs.google.com/file/d/0B_BTERaT9bWObzI4ektMT0I0RDg/edit">https://docs.google.com/file/d/0B_BTERaT9bWObzI4ektMT0I0RDg/edit</text:a></text:p>
          </table:table-cell>
        </table:table-row>
        <table:table-row table:style-name="ro2">
          <table:table-cell table:style-name="ce26" office:value-type="string">
            <text:p>Per Diem</text:p>
          </table:table-cell>
          <table:table-cell table:style-name="ce26" office:value-type="string">
            <text:p>Bembo</text:p>
          </table:table-cell>
          <table:table-cell table:style-name="ce26" office:value-type="float" office:value="400">
            <text:p>400</text:p>
          </table:table-cell>
          <table:table-cell/>
          <table:table-cell table:style-name="ce41" office:value-type="string" office:value="https://docs.google.com/file/d/0B_BTERaT9bWObzI4ektMT0I0RDg/edit">
            <text:p><text:a xlink:href="https://docs.google.com/file/d/0B_BTERaT9bWObzI4ektMT0I0RDg/edit">https://docs.google.com/file/d/0B_BTERaT9bWObzI4ektMT0I0RDg/edit</text:a></text:p>
          </table:table-cell>
        </table:table-row>
        <table:table-row table:style-name="ro2">
          <table:table-cell table:style-name="ce26" office:value-type="string">
            <text:p>Per Diem</text:p>
          </table:table-cell>
          <table:table-cell table:style-name="ce26" office:value-type="string">
            <text:p>David</text:p>
          </table:table-cell>
          <table:table-cell table:style-name="ce26" office:value-type="float" office:value="400">
            <text:p>400</text:p>
          </table:table-cell>
          <table:table-cell/>
          <table:table-cell table:style-name="ce41" office:value-type="string" office:value="https://docs.google.com/file/d/0B_BTERaT9bWOdGdualNqLUl3c0k/edit">
            <text:p><text:a xlink:href="https://docs.google.com/file/d/0B_BTERaT9bWOdGdualNqLUl3c0k/edit">https://docs.google.com/file/d/0B_BTERaT9bWOdGdualNqLUl3c0k/edit</text:a></text:p>
          </table:table-cell>
        </table:table-row>
        <table:table-row table:style-name="ro2">
          <table:table-cell table:style-name="ce26" office:value-type="string">
            <text:p>Per Diem</text:p>
          </table:table-cell>
          <table:table-cell table:style-name="ce26" office:value-type="string">
            <text:p>David</text:p>
          </table:table-cell>
          <table:table-cell table:style-name="ce26" office:value-type="float" office:value="400">
            <text:p>400</text:p>
          </table:table-cell>
          <table:table-cell/>
          <table:table-cell table:style-name="ce41" office:value-type="string" office:value="https://docs.google.com/file/d/0B_BTERaT9bWOdGdualNqLUl3c0k/edit">
            <text:p><text:a xlink:href="https://docs.google.com/file/d/0B_BTERaT9bWOdGdualNqLUl3c0k/edit">https://docs.google.com/file/d/0B_BTERaT9bWOdGdualNqLUl3c0k/edit</text:a></text:p>
          </table:table-cell>
        </table:table-row>
        <table:table-row table:style-name="ro2">
          <table:table-cell table:style-name="ce26" office:value-type="string">
            <text:p>Per Diem</text:p>
          </table:table-cell>
          <table:table-cell table:style-name="ce26" office:value-type="string">
            <text:p>Rita</text:p>
          </table:table-cell>
          <table:table-cell table:style-name="ce26" office:value-type="float" office:value="400">
            <text:p>400</text:p>
          </table:table-cell>
          <table:table-cell/>
          <table:table-cell table:style-name="ce41" office:value-type="string" office:value="https://docs.google.com/file/d/0B_BTERaT9bWObzI4ektMT0I0RDg/edit">
            <text:p><text:a xlink:href="https://docs.google.com/file/d/0B_BTERaT9bWObzI4ektMT0I0RDg/edit">https://docs.google.com/file/d/0B_BTERaT9bWObzI4ektMT0I0RDg/edit</text:a></text:p>
          </table:table-cell>
        </table:table-row>
        <table:table-row table:style-name="ro2">
          <table:table-cell table:style-name="ce26" office:value-type="string">
            <text:p>Per Diem</text:p>
          </table:table-cell>
          <table:table-cell table:style-name="ce26" office:value-type="string">
            <text:p>Rita</text:p>
          </table:table-cell>
          <table:table-cell table:style-name="ce26" office:value-type="float" office:value="400">
            <text:p>400</text:p>
          </table:table-cell>
          <table:table-cell/>
          <table:table-cell table:style-name="ce41" office:value-type="string" office:value="https://docs.google.com/file/d/0B_BTERaT9bWOczlNLVdpa1RxYm8/edit">
            <text:p><text:a xlink:href="https://docs.google.com/file/d/0B_BTERaT9bWOczlNLVdpa1RxYm8/edit">https://docs.google.com/file/d/0B_BTERaT9bWOczlNLVdpa1RxYm8/edit</text:a></text:p>
          </table:table-cell>
        </table:table-row>
        <table:table-row table:style-name="ro2">
          <table:table-cell table:style-name="ce26" office:value-type="string">
            <text:p>Per Diem</text:p>
          </table:table-cell>
          <table:table-cell table:style-name="ce26" office:value-type="string">
            <text:p>Maria</text:p>
          </table:table-cell>
          <table:table-cell table:style-name="ce26" office:value-type="float" office:value="400">
            <text:p>400</text:p>
          </table:table-cell>
          <table:table-cell/>
          <table:table-cell table:style-name="ce41" office:value-type="string" office:value="https://docs.google.com/file/d/0B_BTERaT9bWObzI4ektMT0I0RDg/edit">
            <text:p><text:a xlink:href="https://docs.google.com/file/d/0B_BTERaT9bWObzI4ektMT0I0RDg/edit">https://docs.google.com/file/d/0B_BTERaT9bWObzI4ektMT0I0RDg/edit</text:a></text:p>
          </table:table-cell>
        </table:table-row>
        <table:table-row table:style-name="ro2">
          <table:table-cell table:style-name="ce26" office:value-type="string">
            <text:p>Per Diem</text:p>
          </table:table-cell>
          <table:table-cell table:style-name="ce26" office:value-type="string">
            <text:p>Bembo</text:p>
          </table:table-cell>
          <table:table-cell table:style-name="ce26" office:value-type="float" office:value="400">
            <text:p>400</text:p>
          </table:table-cell>
          <table:table-cell/>
          <table:table-cell table:style-name="ce41" office:value-type="string" office:value="https://docs.google.com/file/d/0B_BTERaT9bWObzI4ektMT0I0RDg/edit">
            <text:p><text:a xlink:href="https://docs.google.com/file/d/0B_BTERaT9bWObzI4ektMT0I0RDg/edit">https://docs.google.com/file/d/0B_BTERaT9bWObzI4ektMT0I0RDg/edit</text:a></text:p>
          </table:table-cell>
        </table:table-row>
        <table:table-row table:style-name="ro2">
          <table:table-cell table:style-name="ce26" office:value-type="string">
            <text:p>Per Diem</text:p>
          </table:table-cell>
          <table:table-cell table:style-name="ce26" office:value-type="string">
            <text:p>Cristiano</text:p>
          </table:table-cell>
          <table:table-cell table:style-name="ce26" office:value-type="float" office:value="400">
            <text:p>400</text:p>
          </table:table-cell>
          <table:table-cell/>
          <table:table-cell table:style-name="ce41" office:value-type="string" office:value="https://docs.google.com/file/d/0B_BTERaT9bWObzI4ektMT0I0RDg/edit">
            <text:p><text:a xlink:href="https://docs.google.com/file/d/0B_BTERaT9bWObzI4ektMT0I0RDg/edit">https://docs.google.com/file/d/0B_BTERaT9bWObzI4ektMT0I0RDg/edit</text:a></text:p>
          </table:table-cell>
        </table:table-row>
        <table:table-row table:style-name="ro2">
          <table:table-cell table:style-name="ce26" office:value-type="string">
            <text:p>Per Diem</text:p>
          </table:table-cell>
          <table:table-cell table:style-name="ce26" office:value-type="string">
            <text:p>Maria B</text:p>
          </table:table-cell>
          <table:table-cell table:style-name="ce26" office:value-type="float" office:value="400">
            <text:p>400</text:p>
          </table:table-cell>
          <table:table-cell/>
          <table:table-cell table:style-name="ce41" office:value-type="string" office:value="https://docs.google.com/file/d/0B_BTERaT9bWObzI4ektMT0I0RDg/edit">
            <text:p><text:a xlink:href="https://docs.google.com/file/d/0B_BTERaT9bWObzI4ektMT0I0RDg/edit">https://docs.google.com/file/d/0B_BTERaT9bWObzI4ektMT0I0RDg/edit</text:a></text:p>
          </table:table-cell>
        </table:table-row>
        <table:table-row table:style-name="ro2">
          <table:table-cell table:style-name="ce26" office:value-type="string">
            <text:p>Per Diem</text:p>
          </table:table-cell>
          <table:table-cell table:style-name="ce26" office:value-type="string">
            <text:p>Kei</text:p>
          </table:table-cell>
          <table:table-cell table:style-name="ce26" office:value-type="float" office:value="400">
            <text:p>400</text:p>
          </table:table-cell>
          <table:table-cell/>
          <table:table-cell table:style-name="ce41" office:value-type="string" office:value="https://docs.google.com/file/d/0B_BTERaT9bWObzI4ektMT0I0RDg/edit">
            <text:p><text:a xlink:href="https://docs.google.com/file/d/0B_BTERaT9bWObzI4ektMT0I0RDg/edit">https://docs.google.com/file/d/0B_BTERaT9bWObzI4ektMT0I0RDg/edit</text:a></text:p>
          </table:table-cell>
        </table:table-row>
        <table:table-row table:style-name="ro2">
          <table:table-cell table:style-name="ce26" office:value-type="string">
            <text:p>Per Diem</text:p>
          </table:table-cell>
          <table:table-cell table:style-name="ce26" office:value-type="string">
            <text:p>Marc</text:p>
          </table:table-cell>
          <table:table-cell table:style-name="ce26" office:value-type="float" office:value="400">
            <text:p>400</text:p>
          </table:table-cell>
          <table:table-cell/>
          <table:table-cell table:style-name="ce41" office:value-type="string" office:value="https://docs.google.com/file/d/0B_BTERaT9bWObzI4ektMT0I0RDg/edit">
            <text:p><text:a xlink:href="https://docs.google.com/file/d/0B_BTERaT9bWObzI4ektMT0I0RDg/edit">https://docs.google.com/file/d/0B_BTERaT9bWObzI4ektMT0I0RDg/edit</text:a></text:p>
          </table:table-cell>
        </table:table-row>
        <table:table-row table:style-name="ro2">
          <table:table-cell table:style-name="ce26" office:value-type="string">
            <text:p>Per Diem</text:p>
          </table:table-cell>
          <table:table-cell table:style-name="ce26" office:value-type="string">
            <text:p>Marc</text:p>
          </table:table-cell>
          <table:table-cell table:style-name="ce26" office:value-type="float" office:value="400">
            <text:p>400</text:p>
          </table:table-cell>
          <table:table-cell/>
          <table:table-cell table:style-name="ce41" office:value-type="string" office:value="https://docs.google.com/file/d/0B_BTERaT9bWOOUNJYzhTUl9PYTQ/edit">
            <text:p><text:a xlink:href="https://docs.google.com/file/d/0B_BTERaT9bWOOUNJYzhTUl9PYTQ/edit">https://docs.google.com/file/d/0B_BTERaT9bWOOUNJYzhTUl9PYTQ/edit</text:a></text:p>
          </table:table-cell>
        </table:table-row>
        <table:table-row table:style-name="ro2">
          <table:table-cell table:style-name="ce26" office:value-type="string">
            <text:p>Per Diem</text:p>
          </table:table-cell>
          <table:table-cell table:style-name="ce26" office:value-type="string">
            <text:p>Lucia</text:p>
          </table:table-cell>
          <table:table-cell table:style-name="ce26" office:value-type="float" office:value="400">
            <text:p>400</text:p>
          </table:table-cell>
          <table:table-cell/>
          <table:table-cell table:style-name="ce41" office:value-type="string" office:value="https://docs.google.com/file/d/0B_BTERaT9bWOUThjakdNODIxd2c/edit">
            <text:p><text:a xlink:href="https://docs.google.com/file/d/0B_BTERaT9bWOUThjakdNODIxd2c/edit">https://docs.google.com/file/d/0B_BTERaT9bWOUThjakdNODIxd2c/edit</text:a></text:p>
          </table:table-cell>
        </table:table-row>
        <table:table-row table:style-name="ro2">
          <table:table-cell table:style-name="ce26" office:value-type="string">
            <text:p>Per Diem</text:p>
          </table:table-cell>
          <table:table-cell table:style-name="ce26" office:value-type="string">
            <text:p>Katalin</text:p>
          </table:table-cell>
          <table:table-cell table:style-name="ce26" office:value-type="float" office:value="200">
            <text:p>200</text:p>
          </table:table-cell>
          <table:table-cell/>
          <table:table-cell table:style-name="ce41" office:value-type="string" office:value="https://docs.google.com/file/d/0B_BTERaT9bWOc1pCWDk0WTVGb1U/edit">
            <text:p><text:a xlink:href="https://docs.google.com/file/d/0B_BTERaT9bWOc1pCWDk0WTVGb1U/edit">https://docs.google.com/file/d/0B_BTERaT9bWOc1pCWDk0WTVGb1U/edit</text:a></text:p>
          </table:table-cell>
        </table:table-row>
        <table:table-row table:style-name="ro2">
          <table:table-cell table:style-name="ce26" office:value-type="string">
            <text:p>Per Diem</text:p>
          </table:table-cell>
          <table:table-cell table:style-name="ce26" office:value-type="string">
            <text:p>Katalin</text:p>
          </table:table-cell>
          <table:table-cell table:style-name="ce26" office:value-type="float" office:value="400">
            <text:p>400</text:p>
          </table:table-cell>
          <table:table-cell/>
          <table:table-cell table:style-name="ce41" office:value-type="string" office:value="https://docs.google.com/file/d/0B_BTERaT9bWOc1pCWDk0WTVGb1U/edit">
            <text:p><text:a xlink:href="https://docs.google.com/file/d/0B_BTERaT9bWOc1pCWDk0WTVGb1U/edit">https://docs.google.com/file/d/0B_BTERaT9bWOc1pCWDk0WTVGb1U/edit</text:a></text:p>
          </table:table-cell>
        </table:table-row>
        <table:table-row table:style-name="ro2">
          <table:table-cell table:style-name="ce26" office:value-type="string">
            <text:p>Per Diem</text:p>
          </table:table-cell>
          <table:table-cell table:style-name="ce26" office:value-type="string">
            <text:p>Maria B</text:p>
          </table:table-cell>
          <table:table-cell table:style-name="ce26" office:value-type="float" office:value="400">
            <text:p>400</text:p>
          </table:table-cell>
          <table:table-cell/>
          <table:table-cell table:style-name="ce41" office:value-type="string" office:value="https://docs.google.com/file/d/0B_BTERaT9bWOc1pCWDk0WTVGb1U/edit">
            <text:p><text:a xlink:href="https://docs.google.com/file/d/0B_BTERaT9bWOc1pCWDk0WTVGb1U/edit">https://docs.google.com/file/d/0B_BTERaT9bWOc1pCWDk0WTVGb1U/edit</text:a></text:p>
          </table:table-cell>
        </table:table-row>
        <table:table-row table:style-name="ro2">
          <table:table-cell table:style-name="ce26" office:value-type="string">
            <text:p>Per Diem</text:p>
          </table:table-cell>
          <table:table-cell table:style-name="ce26" office:value-type="string">
            <text:p>Kei</text:p>
          </table:table-cell>
          <table:table-cell table:style-name="ce26" office:value-type="float" office:value="400">
            <text:p>400</text:p>
          </table:table-cell>
          <table:table-cell/>
          <table:table-cell table:style-name="ce41" office:value-type="string" office:value="https://docs.google.com/file/d/0B_BTERaT9bWOc1pCWDk0WTVGb1U/edit">
            <text:p><text:a xlink:href="https://docs.google.com/file/d/0B_BTERaT9bWOc1pCWDk0WTVGb1U/edit">https://docs.google.com/file/d/0B_BTERaT9bWOc1pCWDk0WTVGb1U/edit</text:a></text:p>
          </table:table-cell>
        </table:table-row>
        <table:table-row table:style-name="ro2">
          <table:table-cell table:style-name="ce26" office:value-type="string">
            <text:p>Per Diem</text:p>
          </table:table-cell>
          <table:table-cell table:style-name="ce26" office:value-type="string">
            <text:p>Bembo</text:p>
          </table:table-cell>
          <table:table-cell table:style-name="ce26" office:value-type="float" office:value="400">
            <text:p>400</text:p>
          </table:table-cell>
          <table:table-cell/>
          <table:table-cell table:style-name="ce41" office:value-type="string" office:value="https://docs.google.com/file/d/0B_BTERaT9bWOc1pCWDk0WTVGb1U/edit">
            <text:p><text:a xlink:href="https://docs.google.com/file/d/0B_BTERaT9bWOc1pCWDk0WTVGb1U/edit">https://docs.google.com/file/d/0B_BTERaT9bWOc1pCWDk0WTVGb1U/edit</text:a></text:p>
          </table:table-cell>
        </table:table-row>
        <table:table-row table:style-name="ro2">
          <table:table-cell table:style-name="ce26" office:value-type="string">
            <text:p>Per Diem</text:p>
          </table:table-cell>
          <table:table-cell table:style-name="ce26" office:value-type="string">
            <text:p>Marc</text:p>
          </table:table-cell>
          <table:table-cell table:style-name="ce26" office:value-type="float" office:value="400">
            <text:p>400</text:p>
          </table:table-cell>
          <table:table-cell/>
          <table:table-cell table:style-name="ce41" office:value-type="string" office:value="https://docs.google.com/file/d/0B_BTERaT9bWOUkhlTGpBWnlzN2M/edit?usp=drive_web">
            <text:p><text:a xlink:href="https://docs.google.com/file/d/0B_BTERaT9bWOUkhlTGpBWnlzN2M/edit?usp=drive_web">https://docs.google.com/file/d/0B_BTERaT9bWOUkhlTGpBWnlzN2M/edit?usp=drive_web</text:a></text:p>
          </table:table-cell>
        </table:table-row>
        <table:table-row table:style-name="ro2">
          <table:table-cell table:style-name="ce26" office:value-type="string">
            <text:p>Wage</text:p>
          </table:table-cell>
          <table:table-cell table:style-name="ce26" office:value-type="string">
            <text:p>Ben</text:p>
          </table:table-cell>
          <table:table-cell table:style-name="ce26" office:value-type="float" office:value="3000">
            <text:p>3000</text:p>
          </table:table-cell>
          <table:table-cell/>
          <table:table-cell table:style-name="ce41" office:value-type="string" office:value="https://docs.google.com/document/d/1BhTHJakQqtDrKTEzHmggv4NMmVdPrb0THuext5bUIIQ/edit">
            <text:p><text:a xlink:href="https://docs.google.com/document/d/1BhTHJakQqtDrKTEzHmggv4NMmVdPrb0THuext5bUIIQ/edit">https://docs.google.com/document/d/1BhTHJakQqtDrKTEzHmggv4NMmVdPrb0THuext5bUIIQ/edit</text:a></text:p>
          </table:table-cell>
        </table:table-row>
        <table:table-row table:style-name="ro2">
          <table:table-cell table:style-name="ce26" office:value-type="string">
            <text:p>Travel</text:p>
          </table:table-cell>
          <table:table-cell table:style-name="ce26" office:value-type="string">
            <text:p>Maria Juliana Byck</text:p>
          </table:table-cell>
          <table:table-cell table:style-name="ce26" office:value-type="float" office:value="350">
            <text:p>350</text:p>
          </table:table-cell>
          <table:table-cell/>
          <table:table-cell table:style-name="ce41" office:value-type="string" office:value="https://docs.google.com/file/d/0B_BTERaT9bWOcGJ3NWdlQVRtZU0/edit">
            <text:p><text:a xlink:href="https://docs.google.com/file/d/0B_BTERaT9bWOcGJ3NWdlQVRtZU0/edit">https://docs.google.com/file/d/0B_BTERaT9bWOcGJ3NWdlQVRtZU0/edit</text:a></text:p>
          </table:table-cell>
          <table:table-cell table:style-name="ce41" office:value-type="string" office:value="https://docs.google.com/file/d/0B_BTERaT9bWORnBNWTRBc0lfUlk/edit?usp=drive_web">
            <text:p><text:a xlink:href="https://docs.google.com/file/d/0B_BTERaT9bWORnBNWTRBc0lfUlk/edit?usp=drive_web">https://docs.google.com/file/d/0B_BTERaT9bWORnBNWTRBc0lfUlk/edit?usp=drive_web</text:a></text:p>
          </table:table-cell>
        </table:table-row>
        <table:table-row table:style-name="ro2">
          <table:table-cell table:style-name="ce26" office:value-type="string">
            <text:p>Travel</text:p>
          </table:table-cell>
          <table:table-cell table:style-name="ce26" office:value-type="string">
            <text:p>Cristiano</text:p>
          </table:table-cell>
          <table:table-cell table:style-name="ce26" office:value-type="float" office:value="12.2">
            <text:p>12.2</text:p>
          </table:table-cell>
          <table:table-cell/>
          <table:table-cell table:style-name="ce41" office:value-type="string" office:value="https://docs.google.com/file/d/0B_BTERaT9bWOMVZESHV3RDlvTmM/edit">
            <text:p><text:a xlink:href="https://docs.google.com/file/d/0B_BTERaT9bWOMVZESHV3RDlvTmM/edit">https://docs.google.com/file/d/0B_BTERaT9bWOMVZESHV3RDlvTmM/edit</text:a></text:p>
          </table:table-cell>
        </table:table-row>
        <table:table-row table:style-name="ro2">
          <table:table-cell table:style-name="ce26" office:value-type="string">
            <text:p>Travel</text:p>
          </table:table-cell>
          <table:table-cell table:style-name="ce26" office:value-type="string">
            <text:p>Cristiano</text:p>
          </table:table-cell>
          <table:table-cell table:style-name="ce26" office:value-type="float" office:value="10">
            <text:p>10</text:p>
          </table:table-cell>
          <table:table-cell/>
          <table:table-cell table:style-name="ce41" office:value-type="string" office:value="https://docs.google.com/file/d/0B_BTERaT9bWOMVZESHV3RDlvTmM/edit">
            <text:p><text:a xlink:href="https://docs.google.com/file/d/0B_BTERaT9bWOMVZESHV3RDlvTmM/edit">https://docs.google.com/file/d/0B_BTERaT9bWOMVZESHV3RDlvTmM/edit</text:a></text:p>
          </table:table-cell>
        </table:table-row>
        <table:table-row table:style-name="ro2">
          <table:table-cell table:style-name="ce26" office:value-type="string">
            <text:p>Travel</text:p>
          </table:table-cell>
          <table:table-cell table:style-name="ce26" office:value-type="string">
            <text:p>Cristiano</text:p>
          </table:table-cell>
          <table:table-cell table:style-name="ce26" office:value-type="float" office:value="60.2">
            <text:p>60.2</text:p>
          </table:table-cell>
          <table:table-cell/>
          <table:table-cell table:style-name="ce41" office:value-type="string" office:value="https://docs.google.com/file/d/0B_BTERaT9bWOMVZESHV3RDlvTmM/edit">
            <text:p><text:a xlink:href="https://docs.google.com/file/d/0B_BTERaT9bWOMVZESHV3RDlvTmM/edit">https://docs.google.com/file/d/0B_BTERaT9bWOMVZESHV3RDlvTmM/edit</text:a></text:p>
          </table:table-cell>
        </table:table-row>
        <table:table-row table:style-name="ro2">
          <table:table-cell table:style-name="ce26" office:value-type="string">
            <text:p>Travel</text:p>
          </table:table-cell>
          <table:table-cell table:style-name="ce26" office:value-type="string">
            <text:p>Cristiano</text:p>
          </table:table-cell>
          <table:table-cell table:style-name="ce26" office:value-type="float" office:value="4.8">
            <text:p>4.8</text:p>
          </table:table-cell>
          <table:table-cell/>
          <table:table-cell table:style-name="ce41" office:value-type="string" office:value="https://docs.google.com/file/d/0B_BTERaT9bWOcldUMS01TEROLWloekZWUDVzdXV5VnY2T2Vn/edit">
            <text:p><text:a xlink:href="https://docs.google.com/file/d/0B_BTERaT9bWOcldUMS01TEROLWloekZWUDVzdXV5VnY2T2Vn/edit">https://docs.google.com/file/d/0B_BTERaT9bWOcldUMS01TEROLWloekZWUDVzdXV5VnY2T2Vn/edit</text:a></text:p>
          </table:table-cell>
        </table:table-row>
        <table:table-row table:style-name="ro2">
          <table:table-cell table:style-name="ce26" office:value-type="string">
            <text:p>Travel</text:p>
          </table:table-cell>
          <table:table-cell table:style-name="ce26" office:value-type="string">
            <text:p>Cristiano</text:p>
          </table:table-cell>
          <table:table-cell table:style-name="ce26" office:value-type="float" office:value="71.5">
            <text:p>71.5</text:p>
          </table:table-cell>
          <table:table-cell/>
          <table:table-cell table:style-name="ce41" office:value-type="string" office:value="https://docs.google.com/file/d/0B_BTERaT9bWOcTJUSkJnOHRjVUM1NTlFMEhWWU9sNllYQU1v/edit">
            <text:p><text:a xlink:href="https://docs.google.com/file/d/0B_BTERaT9bWOcTJUSkJnOHRjVUM1NTlFMEhWWU9sNllYQU1v/edit">https://docs.google.com/file/d/0B_BTERaT9bWOcTJUSkJnOHRjVUM1NTlFMEhWWU9sNllYQU1v/edit</text:a></text:p>
          </table:table-cell>
        </table:table-row>
        <table:table-row table:style-name="ro2">
          <table:table-cell table:style-name="ce26" office:value-type="string">
            <text:p>Travel</text:p>
          </table:table-cell>
          <table:table-cell table:style-name="ce26" office:value-type="string">
            <text:p>Cristiano</text:p>
          </table:table-cell>
          <table:table-cell table:style-name="ce26" office:value-type="float" office:value="10.5">
            <text:p>10.5</text:p>
          </table:table-cell>
          <table:table-cell/>
          <table:table-cell table:style-name="ce41" office:value-type="string" office:value="https://docs.google.com/file/d/0B_BTERaT9bWORHNhUWR2WHVBMzVSYkZkYXZibDdUdzRjNktr/edit">
            <text:p><text:a xlink:href="https://docs.google.com/file/d/0B_BTERaT9bWORHNhUWR2WHVBMzVSYkZkYXZibDdUdzRjNktr/edit">https://docs.google.com/file/d/0B_BTERaT9bWORHNhUWR2WHVBMzVSYkZkYXZibDdUdzRjNktr/edit</text:a></text:p>
          </table:table-cell>
        </table:table-row>
        <table:table-row table:style-name="ro2">
          <table:table-cell table:style-name="ce26" office:value-type="string">
            <text:p>Travel</text:p>
          </table:table-cell>
          <table:table-cell table:style-name="ce26" office:value-type="string">
            <text:p>Cristiano</text:p>
          </table:table-cell>
          <table:table-cell table:style-name="ce26" office:value-type="float" office:value="64.25">
            <text:p>64.25</text:p>
          </table:table-cell>
          <table:table-cell/>
          <table:table-cell table:style-name="ce41" office:value-type="string" office:value="https://docs.google.com/file/d/0B_BTERaT9bWObV94WUVYRU1UN3BNNXhVZHhCbUwyTWhZSGNr/edit">
            <text:p><text:a xlink:href="https://docs.google.com/file/d/0B_BTERaT9bWObV94WUVYRU1UN3BNNXhVZHhCbUwyTWhZSGNr/edit">https://docs.google.com/file/d/0B_BTERaT9bWObV94WUVYRU1UN3BNNXhVZHhCbUwyTWhZSGNr/edit</text:a></text:p>
          </table:table-cell>
        </table:table-row>
        <table:table-row table:style-name="ro2">
          <table:table-cell table:style-name="ce26" office:value-type="string">
            <text:p>Travel</text:p>
          </table:table-cell>
          <table:table-cell table:style-name="ce26" office:value-type="string">
            <text:p>Kei</text:p>
          </table:table-cell>
          <table:table-cell table:style-name="ce26" office:value-type="float" office:value="350">
            <text:p>350</text:p>
          </table:table-cell>
          <table:table-cell/>
          <table:table-cell table:style-name="ce41" office:value-type="string" office:value="https://docs.google.com/file/d/0B_BTERaT9bWOdEtMVjdfaUpXMmc/edit?usp=drive_web">
            <text:p><text:a xlink:href="https://docs.google.com/file/d/0B_BTERaT9bWOdEtMVjdfaUpXMmc/edit?usp=drive_web">https://docs.google.com/file/d/0B_BTERaT9bWOdEtMVjdfaUpXMmc/edit?usp=drive_web</text:a></text:p>
          </table:table-cell>
        </table:table-row>
        <table:table-row table:style-name="ro2">
          <table:table-cell table:style-name="ce26" office:value-type="string">
            <text:p>Travel</text:p>
          </table:table-cell>
          <table:table-cell table:style-name="ce26" office:value-type="string">
            <text:p>Lucia</text:p>
          </table:table-cell>
          <table:table-cell table:style-name="ce26" office:value-type="float" office:value="53.3">
            <text:p>53.3</text:p>
          </table:table-cell>
          <table:table-cell/>
          <table:table-cell table:style-name="ce41" office:value-type="string" office:value="https://docs.google.com/file/d/0B_BTERaT9bWOUVkwcEREUFRRbjBZQ1ZzcWRQVk1PeWpKMHVZ/edit">
            <text:p><text:a xlink:href="https://docs.google.com/file/d/0B_BTERaT9bWOUVkwcEREUFRRbjBZQ1ZzcWRQVk1PeWpKMHVZ/edit">https://docs.google.com/file/d/0B_BTERaT9bWOUVkwcEREUFRRbjBZQ1ZzcWRQVk1PeWpKMHVZ/edit</text:a></text:p>
          </table:table-cell>
          <table:table-cell table:style-name="ce41" office:value-type="string" office:value="https://docs.google.com/file/d/0B_BTERaT9bWOd2Uxbnd1NGRmZzg/edit">
            <text:p><text:a xlink:href="https://docs.google.com/file/d/0B_BTERaT9bWOd2Uxbnd1NGRmZzg/edit">https://docs.google.com/file/d/0B_BTERaT9bWOd2Uxbnd1NGRmZzg/edit</text:a></text:p>
          </table:table-cell>
          <table:table-cell table:style-name="ce41" office:value-type="string" office:value="https://docs.google.com/file/d/0B_BTERaT9bWOT0h3TUstRUd1MTQ/edit">
            <text:p><text:a xlink:href="https://docs.google.com/file/d/0B_BTERaT9bWOT0h3TUstRUd1MTQ/edit">https://docs.google.com/file/d/0B_BTERaT9bWOT0h3TUstRUd1MTQ/edit</text:a></text:p>
          </table:table-cell>
          <table:table-cell table:style-name="ce26" office:value-type="float" office:value="0.82305">
            <text:p>0.82305</text:p>
          </table:table-cell>
          <table:table-cell table:style-name="ce45" table:formula="of:=SUM([.H46]*64.77)" office:value-type="string">
            <text:p>53.3089485</text:p>
          </table:table-cell>
        </table:table-row>
        <table:table-row table:style-name="ro2">
          <table:table-cell table:style-name="ce26" office:value-type="string">
            <text:p>Travel</text:p>
          </table:table-cell>
          <table:table-cell table:style-name="ce26" office:value-type="string">
            <text:p>Lucia</text:p>
          </table:table-cell>
          <table:table-cell table:style-name="ce26" office:value-type="float" office:value="188.99">
            <text:p>188.99</text:p>
          </table:table-cell>
          <table:table-cell/>
          <table:table-cell table:style-name="ce41" office:value-type="string" office:value="https://docs.google.com/file/d/0B_BTERaT9bWOQnZBdGZhTmVDWXAzSG9ucFFoR1VaUU5LSmpF/edit">
            <text:p><text:a xlink:href="https://docs.google.com/file/d/0B_BTERaT9bWOQnZBdGZhTmVDWXAzSG9ucFFoR1VaUU5LSmpF/edit">https://docs.google.com/file/d/0B_BTERaT9bWOQnZBdGZhTmVDWXAzSG9ucFFoR1VaUU5LSmpF/edit</text:a></text:p>
          </table:table-cell>
        </table:table-row>
        <table:table-row table:style-name="ro2">
          <table:table-cell table:style-name="ce26" office:value-type="string">
            <text:p>Travel</text:p>
          </table:table-cell>
          <table:table-cell table:style-name="ce26" office:value-type="string">
            <text:p>Bembo</text:p>
          </table:table-cell>
          <table:table-cell table:style-name="ce26" office:value-type="float" office:value="254.06">
            <text:p>254.06</text:p>
          </table:table-cell>
          <table:table-cell/>
          <table:table-cell table:style-name="ce41" office:value-type="string" office:value="https://docs.google.com/file/d/0B_BTERaT9bWOa01EcVNNMVNRQVU/edit">
            <text:p><text:a xlink:href="https://docs.google.com/file/d/0B_BTERaT9bWOa01EcVNNMVNRQVU/edit">https://docs.google.com/file/d/0B_BTERaT9bWOa01EcVNNMVNRQVU/edit</text:a></text:p>
          </table:table-cell>
          <table:table-cell table:style-name="ce41" office:value-type="string" office:value="https://docs.google.com/file/d/0B_BTERaT9bWOY2dWRDN6NUhubG8/edit">
            <text:p><text:a xlink:href="https://docs.google.com/file/d/0B_BTERaT9bWOY2dWRDN6NUhubG8/edit">https://docs.google.com/file/d/0B_BTERaT9bWOY2dWRDN6NUhubG8/edit</text:a></text:p>
          </table:table-cell>
        </table:table-row>
        <table:table-row table:style-name="ro2">
          <table:table-cell table:style-name="ce26" office:value-type="string">
            <text:p>Travel</text:p>
          </table:table-cell>
          <table:table-cell table:style-name="ce26" office:value-type="string">
            <text:p>Bembo</text:p>
          </table:table-cell>
          <table:table-cell table:style-name="ce26" office:value-type="float" office:value="54">
            <text:p>54</text:p>
          </table:table-cell>
          <table:table-cell/>
          <table:table-cell table:style-name="ce41" office:value-type="string" office:value="https://docs.google.com/file/d/0B_BTERaT9bWOZHhPMFk1c1ZWMUU/edit">
            <text:p><text:a xlink:href="https://docs.google.com/file/d/0B_BTERaT9bWOZHhPMFk1c1ZWMUU/edit">https://docs.google.com/file/d/0B_BTERaT9bWOZHhPMFk1c1ZWMUU/edit</text:a></text:p>
          </table:table-cell>
        </table:table-row>
      </table:table>
      <table:named-expressions>
        <table:named-expression table:name="IFERROR" table:base-cell-address="$Prosposed Items.$A$1" table:expression=""/>
        <table:named-expression table:name="__xludf.DUMMYFUNCTION" table:base-cell-address="$Prosposed Items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grouping="true" number:decimal-places="15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rosposed Items" style:display-name="PageStyle_Prosposed Item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rdered Items" style:display-name="PageStyle_Ordered Item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The Special Case of the Kitchen" style:display-name="PageStyle_The Special Case of the Kitchen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racking Ben's Expenses" style:display-name="PageStyle_Tracking Ben's Expense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ummary of First Payment" style:display-name="PageStyle_Summary of First Payment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

<file path=Object 0-0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style:style style:name="ch1" style:family="chart"><style:graphic-properties draw:stroke="solid" draw:fill-color="#ffffff" draw:fill="solid" /></style:style><style:style style:name="ch2" style:family="chart"><style:chart-properties chart:auto-position="true" /><style:graphic-properties draw:stroke="none" draw:fill="none" /><style:text-properties fo:color="#000000" fo:font-family="Arial" fo:font-size="10pt" style:font-size-asian="10pt" style:font-size-complex="10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"><style:chart-properties chart:reverse-direction="false" chart:logarithmic="false" chart:line-break="false" chart:text-overlap="true" chart:tick-marks-major-inn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5" style:family="chart" style:data-style-name=""><style:chart-properties chart:reverse-direction="true" chart:logarithmic="false" chart:line-break="false" chart:text-overlap="true" chart:visible="false" chart:tick-marks-major-inner="true" chart:display-label="true" style:rotation-angle="0" chart:axis-position="1" /><style:graphic-properties draw:stroke="solid" draw:fill="none" /><style:text-properties fo:color="#000000" fo:font-family="Arial" fo:font-size="10pt" style:font-size-asian="10pt" style:font-size-complex="10pt" /></style:style><style:style style:name="ch6" style:family="chart"><style:chart-properties chart:data-label-number="percentage" /><style:graphic-properties draw:stroke="solid" draw:fill="none" /></style:style><style:style style:name="ch7" style:family="chart"><style:graphic-properties draw:stroke="solid" draw:fill-color="#4684ee" draw:fill="solid" /></style:style></office:automatic-styles><office:body><office:chart><chart:chart svg:width="2.65cm" svg:height="7.17cm" chart:class="chart:circle" chart:style-name="ch1"><chart:legend chart:legend-position="end" svg:x="0.57in" svg:y="1.02in" chart:style-name="ch2" chartooo:width="0.93cm" chartooo:height="1.98cm" /><chart:plot-area table:cell-range-address="'Prosposed Items'.D2" svg:x="0.26cm" svg:width="0.98cm" svg:y="0.27cm" svg:height="6.64cm" chart:style-name="ch3"><chart:axis chart:dimension="x" chart:name="primary-x" chart:style-name="ch4"><chart:categories table:cell-range-address="'Prosposed Items'.A2:'Prosposed Items'.A5" chart:style-name="ch4" /></chart:axis><chart:axis chart:dimension="y" chart:name="primary-y" chart:style-name="ch5" /><chart:series chart:values-cell-range-address="'Prosposed Items'.D2" chart:class="chart:circle" chart:style-name="ch6"><chart:data-point chart:style-name="ch7" /></chart:series><chart:wall chart:style-name="ch3" /></chart:plot-area></chart:chart></office:chart></office:body></office:document-content>
</file>